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10580000879200001508D21A14F0A9096EB5.svg" manifest:media-type="image/svg+xml"/>
  <manifest:file-entry manifest:full-path="Pictures/TablePreview3.svm" manifest:media-type=""/>
  <manifest:file-entry manifest:full-path="Pictures/1000020100000520000000CCD8248FA211360C95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family-generic="swiss"/>
    <style:font-face style:name="Lucida COnsole" svg:font-family="'Lucida COnsole'" style:font-pitch="fixed"/>
    <style:font-face style:name="Lucida Console" svg:font-family="'Lucida Console'" style:font-pitch="fixed"/>
    <style:font-face style:name="Lucida console" svg:font-family="'Lucida console'" style:font-pitch="fixed"/>
    <style:font-face style:name="Courier New" svg:font-family="'Courier New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title">
      <style:graphic-properties fo:min-height="2.813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5.225cm" style:use-optimal-column-width="false"/>
    </style:style>
    <style:style style:name="co3" style:family="table-column">
      <style:table-column-properties style:column-width="2.524cm" style:use-optimal-column-width="false"/>
    </style:style>
    <style:style style:name="co4" style:family="table-column">
      <style:table-column-properties style:column-width="2.727cm" style:use-optimal-column-width="false"/>
    </style:style>
    <style:style style:name="co5" style:family="table-column">
      <style:table-column-properties style:column-width="2.362cm" style:use-optimal-column-width="false"/>
    </style:style>
    <style:style style:name="co6" style:family="table-column">
      <style:table-column-properties style:column-width="2.646cm" style:use-optimal-column-width="false"/>
    </style:style>
    <style:style style:name="co7" style:family="table-column">
      <style:table-column-properties style:column-width="2.564cm" style:use-optimal-column-width="false"/>
    </style:style>
    <style:style style:name="co8" style:family="table-column">
      <style:table-column-properties style:column-width="2.6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8.21cm"/>
    </style:style>
    <style:style style:name="ro4" style:family="table-row">
      <style:table-row-properties style:row-height="0.6cm"/>
    </style:style>
    <style:style style:name="ro5" style:family="table-row">
      <style:table-row-properties style:row-height="0.735cm"/>
    </style:style>
    <style:style style:name="ro6" style:family="table-row">
      <style:table-row-properties style:row-height="8.793cm"/>
    </style:style>
    <style:style style:name="ro7" style:family="table-row">
      <style:table-row-properties style:row-height="2.157cm"/>
    </style:style>
    <style:style style:name="ro8" style:family="table-row">
      <style:table-row-properties style:row-height="7.54cm"/>
    </style:style>
    <style:style style:name="ro9" style:family="table-row">
      <style:table-row-properties style:row-height="0.956cm"/>
    </style:style>
    <style:style style:name="ro10" style:family="table-row">
      <style:table-row-properties style:row-height="7.082cm"/>
    </style:style>
    <style:style style:name="ro11" style:family="table-row">
      <style:table-row-properties style:row-height="1.362cm"/>
    </style:style>
    <style:style style:name="ro12" style:family="table-row">
      <style:table-row-properties style:row-height="0cm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text-properties fo:font-size="13pt" style:font-size-asian="13pt" style:font-size-complex="13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ce5" style:family="table-cell">
      <style:text-properties fo:font-size="14pt" style:font-size-asian="14pt" style:font-size-complex="14pt"/>
    </style:style>
    <style:style style:name="ce6" style:family="table-cell">
      <style:text-properties fo:font-size="12pt" style:font-size-asian="12pt" style:font-size-complex="12pt"/>
    </style:style>
    <style:style style:name="ce7" style:family="table-cell">
      <loext:graphic-properties draw:textarea-vertical-align="middle"/>
      <style:paragraph-properties fo:text-align="center"/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Lucida Console"/>
    </style:style>
    <style:style style:name="P4" style:family="paragraph">
      <style:text-properties style:font-name="Lucida console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text-properties style:font-size-asian="16pt" style:font-size-complex="16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10" style:family="paragraph">
      <style:text-properties style:font-size-asian="13pt" style:font-size-complex="13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Lucida console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text-indent="0cm"/>
      <style:text-properties style:font-name="Lucida console"/>
    </style:style>
    <style:style style:name="P16" style:family="paragraph">
      <style:paragraph-properties fo:text-align="center"/>
      <style:text-properties fo:font-size="13pt" style:font-size-asian="13pt" style:font-size-complex="13pt"/>
    </style:style>
    <style:style style:name="P17" style:family="paragraph">
      <style:paragraph-properties fo:margin-top="0cm" fo:margin-bottom="0cm"/>
      <style:text-properties style:font-name="Lucida Console"/>
    </style:style>
    <style:style style:name="P18" style:family="paragraph">
      <style:paragraph-properties fo:margin-top="0cm" fo:margin-bottom="0cm"/>
      <style:text-properties style:font-name="Lucida COnsole"/>
    </style:style>
    <style:style style:name="T1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Lucida Console"/>
    </style:style>
    <style:style style:name="T3" style:family="text">
      <style:text-properties style:font-name="Lucida console"/>
    </style:style>
    <style:style style:name="T4" style:family="text">
      <style:text-properties style:use-window-font-color="true" style:text-outline="false" style:text-line-through-style="none" style:text-line-through-type="none" style:font-name="Lucida conso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ce181e"/>
    </style:style>
    <style:style style:name="T8" style:family="text">
      <style:text-properties fo:color="#00381f"/>
    </style:style>
    <style:style style:name="T9" style:family="text">
      <style:text-properties style:text-position="-33% 58%" style:font-name="Lucida console"/>
    </style:style>
    <style:style style:name="T10" style:family="text">
      <style:text-properties style:text-position="-33% 58%" style:font-name="Lucida console" fo:font-size="24pt" style:font-size-asian="22pt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super 58%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Lucida COnsole"/>
    </style:style>
    <style:style style:name="T15" style:family="text">
      <style:text-properties style:use-window-font-color="true" style:text-outline="false" style:text-line-through-style="none" style:text-line-through-type="none" style:font-name="Lucida Conso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g Data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Maharishi University of Management</text:p>
            <text:p>MSC Computer Science</text:p>
            <text:p>Edgar de Jesus Endo Juni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Java code InMapperWordCount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Mapper</text:p>
                <text:list>
                  <text:list-item>
                    <text:p>Setup</text:p>
                  </text:list-item>
                  <text:list-item>
                    <text:p>Map</text:p>
                  </text:list-item>
                  <text:list-item>
                    <text:p>Cleanup</text:p>
                  </text:list-item>
                </text:list>
              </text:list-item>
              <text:list-item>
                <text:p>Reduc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MapperWordCount Mapper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p><text:span text:style-name="T2">public class MyMapper extends </text:span><text:span text:style-name="T2">Mapper&lt;LongWritable, Text, Text, IntWritable&gt; </text:span><text:span text:style-name="T2">{</text:span></text:p>
            <text:p><text:span text:style-name="T2"><text:tab/></text:span><text:span text:style-name="T2">private Map&lt;String, Integer&gt; H;</text:span></text:p>
            <text:p><text:span text:style-name="T2"><text:tab/></text:span></text:p>
            <text:p><text:span text:style-name="T2"><text:tab/></text:span><text:span text:style-name="T2">protected void setup(Mapper&lt;LongWritable, </text:span><text:span text:style-name="T2">Text, Text, IntWritable&gt;.Context context);</text:span></text:p>
            <text:p><text:span text:style-name="T2"><text:tab/></text:span><text:span text:style-name="T2">protected void cleanup(Mapper&lt;LongWritable, </text:span><text:span text:style-name="T2">Text, Text, IntWritable&gt;.Context context)</text:span></text:p>
            <text:p><text:span text:style-name="T2"><text:tab/></text:span><text:span text:style-name="T2">public void map(LongWritable key, Text </text:span><text:span text:style-name="T2">value, Context context)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InMapperWordCount Mapper - setup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><text:span text:style-name="T3">protected void setup(Mapper&lt;LongWritable, </text:span><text:span text:style-name="T3">Text, Text, IntWritable&gt;.Context context)</text:span></text:p>
            <text:p><text:span text:style-name="T3"><text:tab/></text:span><text:span text:style-name="T3"><text:tab/></text:span><text:span text:style-name="T3">throws IOException, InterruptedException </text:span><text:span text:style-name="T3"><text:s text:c="2"/>{</text:span></text:p>
            <text:p><text:span text:style-name="T3"><text:tab/></text:span><text:span text:style-name="T3"><text:tab/></text:span><text:span text:style-name="T3"> <text:s text:c="3"/></text:span><text:span text:style-name="T3">super.setup(context);</text:span></text:p>
            <text:p><text:span text:style-name="T3"><text:tab/></text:span><text:span text:style-name="T3"><text:tab/></text:span><text:span text:style-name="T3"> <text:s text:c="3"/></text:span><text:span text:style-name="T3">H = new HashMap&lt;String, Integer&gt;();</text:span></text:p>
            <text:p><text:span text:style-name="T3"><text:tab/></text:span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3cm" presentation:class="title" presentation:user-transformed="true">
          <draw:text-box>
            <text:p>InMapperWordCount Mapper - map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 text:style-name="P5"><text:span text:style-name="T2">public void map(LongWritable key, Text value, </text:span><text:span text:style-name="T2">Context context) throws IOException, </text:span><text:span text:style-name="T2">InterruptedException {</text:span></text:p>
            <text:p text:style-name="P5"><text:span text:style-name="T2"><text:s text:c="4"/></text:span><text:span text:style-name="T2">String line = value.toString();</text:span></text:p>
            <text:p text:style-name="P5"><text:span text:style-name="T2"><text:s text:c="4"/></text:span><text:span text:style-name="T2">StringTokenizer tokenizer = new </text:span><text:span text:style-name="T2">StringTokenizer(line);</text:span></text:p>
            <text:p text:style-name="P5"><text:span text:style-name="T2"/></text:p>
            <text:p text:style-name="P5"><text:span text:style-name="T2"><text:s text:c="4"/></text:span><text:span text:style-name="T2">while (tokenizer.hasMoreTokens()) {</text:span></text:p>
            <text:p text:style-name="P5"><text:span text:style-name="T2"><text:s text:c="8"/></text:span><text:span text:style-name="T2">String word = tokenizer.nextToken();</text:span></text:p>
            <text:p text:style-name="P5"><text:span text:style-name="T2"><text:s text:c="8"/></text:span><text:span text:style-name="T2">if(H.containsKey(word)) {</text:span></text:p>
            <text:p text:style-name="P5"><text:span text:style-name="T2"><text:s text:c="12"/></text:span><text:span text:style-name="T2">H.put(word, H.get(word)+1);</text:span></text:p>
            <text:p text:style-name="P5"><text:span text:style-name="T2"><text:s text:c="8"/></text:span><text:span text:style-name="T2">} else {</text:span></text:p>
            <text:p text:style-name="P5"><text:span text:style-name="T2"><text:s text:c="12"/></text:span><text:span text:style-name="T2">H.put(word, 1);</text:span></text:p>
            <text:p text:style-name="P5"><text:span text:style-name="T2"><text:s text:c="8"/></text:span><text:span text:style-name="T2">}</text:span></text:p>
            <text:p text:style-name="P5"><text:span text:style-name="T2"><text:s text:c="4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InMapperWordCount Mapper - cleanup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 text:style-name="P5"><text:span text:style-name="T2">protected void cleanup(Mapper&lt;LongWritable, </text:span><text:span text:style-name="T2">Text, Text, IntWritable&gt;.Context context)</text:span></text:p>
            <text:p text:style-name="P5"><text:span text:style-name="T2">throws IOException, InterruptedException {</text:span></text:p>
            <text:p text:style-name="P5"><text:span text:style-name="T2"><text:s text:c="4"/></text:span><text:span text:style-name="T2">for (Map.Entry&lt;String,Integer&gt; entry : </text:span><text:span text:style-name="T2">H.entrySet()) <text:s/>{</text:span></text:p>
            <text:p text:style-name="P5"><text:span text:style-name="T2"><text:s text:c="8"/></text:span><text:span text:style-name="T2">context.write(new </text:span><text:span text:style-name="T2">Text(entry.getKey()), <text:s text:c="24"/></text:span><text:span text:style-name="T2"><text:s text:c="20"/>new </text:span><text:span text:style-name="T2">IntWritable(entry.getValue())); </text:span></text:p>
            <text:p text:style-name="P5"><text:span text:style-name="T2"><text:s text:c="4"/></text:span><text:span text:style-name="T2">}</text:span></text:p>
            <text:p text:style-name="P5"><text:span text:style-name="T2"/></text:p>
            <text:p text:style-name="P5"><text:span text:style-name="T2"><text:s text:c="4"/></text:span><text:span text:style-name="T2">super.cleanup(context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MapperWordCount Reducer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p><text:span text:style-name="T3">public class MyReducer extends Reducer&lt;Text, </text:span><text:span text:style-name="T3">IntWritable, Text, IntWritable&gt; {</text:span></text:p>
            <text:p><text:span text:style-name="T3"><text:tab/></text:span><text:span text:style-name="T3">public void reduce(Text key, </text:span><text:span text:style-name="T3">Iterable&lt;IntWritable&gt; values, Context </text:span><text:span text:style-name="T3">context) throws IOException, </text:span><text:span text:style-name="T3">InterruptedException {</text:span></text:p>
            <text:p><text:span text:style-name="T3"><text:tab/></text:span><text:span text:style-name="T3"><text:tab/></text:span><text:span text:style-name="T3">int sum = 0;</text:span></text:p>
            <text:p><text:span text:style-name="T3"><text:tab/></text:span><text:span text:style-name="T3"><text:tab/></text:span><text:span text:style-name="T3">for (IntWritable val : values) {</text:span></text:p>
            <text:p><text:span text:style-name="T3"><text:tab/></text:span><text:span text:style-name="T3"><text:tab/></text:span><text:span text:style-name="T3"><text:tab/></text:span><text:span text:style-name="T3">sum += val.get();</text:span></text:p>
            <text:p><text:span text:style-name="T3"><text:tab/></text:span><text:span text:style-name="T3"><text:tab/></text:span><text:span text:style-name="T3">}</text:span></text:p>
            <text:p><text:span text:style-name="T3"><text:tab/></text:span><text:span text:style-name="T3"><text:tab/></text:span><text:span text:style-name="T3">context.write(key, new </text:span><text:span text:style-name="T3">IntWritable(sum));</text:span></text:p>
            <text:p><text:span text:style-name="T3"><text:tab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Java code Average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apper</text:p>
                <text:list>
                  <text:list-item>
                    <text:p>Map</text:p>
                  </text:list-item>
                </text:list>
              </text:list-item>
              <text:list-item>
                <text:p>Reduc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Average – Mapper - map</text:span>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><text:span text:style-name="T3">public void map(LongWritable key, Text value, </text:span><text:span text:style-name="T3">Context context) throws IOException, </text:span><text:span text:style-name="T3">InterruptedException {</text:span></text:p>
            <text:p><text:span text:style-name="T3"><text:s text:c="4"/></text:span><text:span text:style-name="T3">String line = value.toString();</text:span></text:p>
            <text:p><text:span text:style-name="T3"><text:s text:c="4"/></text:span><text:span text:style-name="T3">String[] elems = line.split(" ");</text:span></text:p>
            <text:p><text:span text:style-name="T3"><text:s text:c="4"/></text:span><text:span text:style-name="T3">if(elems.length &gt; 1){</text:span></text:p>
            <text:p><text:span text:style-name="T3"><text:s text:c="8"/></text:span><text:span text:style-name="T3">int size;</text:span></text:p>
            <text:p><text:span text:style-name="T3"><text:s text:c="8"/></text:span><text:span text:style-name="T3">try {</text:span></text:p>
            <text:p><text:span text:style-name="T3"><text:s text:c="12"/></text:span><text:span text:style-name="T3">size = </text:span><text:span text:style-name="T3">Integer.parseInt(elems[elems.length-1]);</text:span></text:p>
            <text:p><text:span text:style-name="T4"><text:s text:c="12"/></text:span><text:span text:style-name="T3">context.write(new Text(elems[0]), </text:span><text:span text:style-name="T3">new IntWritable(size));</text:span></text:p>
            <text:p><text:span text:style-name="T3"><text:s text:c="8"/></text:span><text:span text:style-name="T3">} catch (Exception e) {</text:span></text:p>
            <text:p><text:span text:style-name="T3"><text:s text:c="8"/></text:span><text:span text:style-name="T3">}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code Average - Reducer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><text:span text:style-name="T3">public class MyReducer extends Reducer&lt;Text, </text:span><text:span text:style-name="T3">IntWritable, Text, DoubleWritable&gt; {</text:span></text:p>
            <text:p><text:span text:style-name="T3"><text:s text:c="4"/></text:span><text:span text:style-name="T3">public void reduce(Text key, </text:span><text:span text:style-name="T3">Iterable&lt;IntWritable&gt; values, Context </text:span><text:span text:style-name="T3">context) throws IOException, </text:span><text:span text:style-name="T3">InterruptedException {</text:span></text:p>
            <text:p><text:span text:style-name="T3"><text:s text:c="8"/></text:span><text:span text:style-name="T3">double sum = 0.0d;</text:span></text:p>
            <text:p><text:span text:style-name="T3"><text:s text:c="8"/></text:span><text:span text:style-name="T3">int count = 0;</text:span></text:p>
            <text:p><text:span text:style-name="T3"><text:s text:c="8"/></text:span><text:span text:style-name="T3">for (IntWritable val : values) {</text:span></text:p>
            <text:p><text:span text:style-name="T3"><text:s text:c="12"/></text:span><text:span text:style-name="T3">sum += val.get();</text:span></text:p>
            <text:p><text:span text:style-name="T3"><text:s text:c="12"/></text:span><text:span text:style-name="T3">count += 1;</text:span></text:p>
            <text:p><text:span text:style-name="T3"><text:s text:c="8"/></text:span><text:span text:style-name="T3">}</text:span></text:p>
            <text:p><text:span text:style-name="T3"><text:s text:c="8"/></text:span><text:span text:style-name="T3">context.write(key, new </text:span><text:span text:style-name="T3">DoubleWritable(sum/count));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Output</text:span></text:p>
          </draw:text-box>
        </draw:frame>
        <draw:frame draw:style-name="standard" draw:layer="layout" svg:width="25.199cm" svg:height="10.824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gray3">
                <text:p>Mappers</text:p>
              </table:table-cell>
              <table:table-cell table:style-name="ce1">
                <text:p text:style-name="P6"><text:span text:style-name="T5">Reducers</text:span></text:p>
              </table:table-cell>
            </table:table-row>
            <table:table-row table:style-name="ro1">
              <table:table-cell table:style-name="ce2">
                <text:p text:style-name="P7"><text:span text:style-name="T6">(64.242.88.10, 12846)</text:span></text:p>
                <text:p text:style-name="P7"><text:span text:style-name="T6">(64.242.88.10, 4523)</text:span></text:p>
                <text:p text:style-name="P7"><text:span text:style-name="T6">(64.242.88.10, 6291)</text:span></text:p>
                <text:p text:style-name="P7"><text:span text:style-name="T6">(64.242.88.10, 7352)</text:span></text:p>
                <text:p text:style-name="P7"><text:span text:style-name="T6">(64.242.88.10, 5253)</text:span></text:p>
                <text:p text:style-name="P7"><text:span text:style-name="T6">(64.242.88.10, 11382)</text:span></text:p>
                <text:p text:style-name="P7"><text:span text:style-name="T6">(64.242.88.10, 4924)</text:span></text:p>
                <text:p text:style-name="P7"><text:span text:style-name="T6">(64.242.88.10, 12851)</text:span></text:p>
                <text:p text:style-name="P7"><text:span text:style-name="T6">(64.242.88.10, 12851)</text:span></text:p>
                <text:p text:style-name="P7"><text:span text:style-name="T6">(64.242.88.10, 3732)</text:span></text:p>
                <text:p text:style-name="P7"><text:span text:style-name="T6">(64.242.88.10, 40520)</text:span></text:p>
                <text:p text:style-name="P7"><text:span text:style-name="T6">(64.242.88.10, 12851)</text:span></text:p>
                <text:p text:style-name="P7"><text:span text:style-name="T6">(64.242.88.10, 6379)</text:span></text:p>
                <text:p text:style-name="P7"><text:span text:style-name="T6">(64.242.88.10, 46373</text:span></text:p>
                <text:p text:style-name="P7"><text:span text:style-name="T6">...</text:span></text:p>
              </table:table-cell>
              <table:table-cell table:style-name="ce3">
                <text:p text:style-name="P8"><text:span text:style-name="T6">0x503e4fce.virnxx2.adsl-dhcp.tele.dk</text:span><text:span text:style-name="T6"><text:tab/></text:span><text:span text:style-name="T6">1315.6666666666667</text:span></text:p>
                <text:p text:style-name="P8"><text:span text:style-name="T6">1-320.cnc.bc.ca</text:span><text:span text:style-name="T6"><text:tab/></text:span><text:span text:style-name="T6">10879.5</text:span></text:p>
                <text:p text:style-name="P8"><text:span text:style-name="T6">1-729.cnc.bc.ca</text:span><text:span text:style-name="T6"><text:tab/></text:span><text:span text:style-name="T6">3262.5714285714284</text:span></text:p>
                <text:p text:style-name="P8"><text:span text:style-name="T6">10.0.0.153</text:span><text:span text:style-name="T6"><text:tab/></text:span><text:span text:style-name="T6">4444.981481481482</text:span></text:p>
                <text:p text:style-name="P8"><text:span text:style-name="T6">12.22.207.235</text:span><text:span text:style-name="T6"><text:tab/></text:span><text:span text:style-name="T6">7368.0</text:span></text:p>
                <text:p text:style-name="P8"><text:span text:style-name="T6">128.227.88.79</text:span><text:span text:style-name="T6"><text:tab/></text:span><text:span text:style-name="T6">5841.785714285715</text:span></text:p>
                <text:p text:style-name="P8"><text:span text:style-name="T6">142.27.64.35</text:span><text:span text:style-name="T6"><text:tab/></text:span><text:span text:style-name="T6">1923.5714285714287</text:span></text:p>
                <text:p text:style-name="P8"><text:span text:style-name="T6">145.253.208.9</text:span><text:span text:style-name="T6"><text:tab/></text:span><text:span text:style-name="T6">3728.285714285714</text:span></text:p>
                <text:p text:style-name="P8"><text:span text:style-name="T6">1513.cps.virtua.com.br</text:span><text:span text:style-name="T6"><text:tab/></text:span><text:span text:style-name="T6">309.0</text:span></text:p>
                <text:p text:style-name="P8"><text:span text:style-name="T6">194.151.73.43</text:span><text:span text:style-name="T6"><text:tab/></text:span><text:span text:style-name="T6">10879.5</text:span></text:p>
                <text:p text:style-name="P8"><text:span text:style-name="T6">195.11.231.210</text:span><text:span text:style-name="T6"><text:tab/></text:span><text:span text:style-name="T6">6032.0</text:span></text:p>
                <text:p text:style-name="P8"><text:span text:style-name="T6">195.230.181.122</text:span><text:span text:style-name="T6"><text:tab/></text:span><text:span text:style-name="T6">2300.0</text:span></text:p>
                <text:p text:style-name="P8"><text:span text:style-name="T6">195.246.13.119</text:span><text:span text:style-name="T6"><text:tab/></text:span><text:span text:style-name="T6">5128.583333333333</text:span></text:p>
                <text:p text:style-name="P8"><text:span text:style-name="T6">2-110.cnc.bc.ca</text:span><text:span text:style-name="T6"><text:tab/></text:span><text:span text:style-name="T6">7912.363636363636</text:span></text:p>
                <text:p text:style-name="P8"><text:span text:style-name="T5">...</text:span></text:p>
              </table:table-cell>
            </table:table-row>
            <table:table-row table:style-name="ro1">
              <table:table-cell table:style-name="ce2">
                <text:p text:style-name="P7">Total time spent by all map tasks (ms)=9020</text:p>
                <text:p text:style-name="P7">Map output records=1546</text:p>
                <text:p text:style-name="P7">Map output bytes=34976</text:p>
              </table:table-cell>
              <table:table-cell table:style-name="ce4">
                <text:p text:style-name="P9"><text:span text:style-name="T6">Total time spent by all reduce tasks (ms)=7251</text:span></text:p>
                <text:p text:style-name="P9"><text:span text:style-name="T6">Reduce output records=172</text:span></text:p>
                <text:p text:style-name="P9"><text:span text:style-name="T6">Virtual Memory (bytes) snapshot: 14868275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Java code InMapperAverage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 mapper combiner for the Average Problem</text:p>
              </text:list-item>
              <text:list-item>
                <text:p>Mapper</text:p>
                <text:list>
                  <text:list-item>
                    <text:p>Setup</text:p>
                  </text:list-item>
                  <text:list-item>
                    <text:p>Map</text:p>
                  </text:list-item>
                  <text:list-item>
                    <text:p>Cleanup</text:p>
                  </text:list-item>
                </text:list>
              </text:list-item>
              <text:list-item>
                <text:p>Reduc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InMapperAverage - Mapper</text:span>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5"><text:span text:style-name="T3">public class MyMapper extends </text:span><text:span text:style-name="T3">Mapper&lt;LongWritable, Text, Text, </text:span><text:span text:style-name="T3">IntArrayWritable&gt; {</text:span></text:p>
            <text:p text:style-name="P5"><text:span text:style-name="T3"><text:s text:c="4"/></text:span><text:span text:style-name="T3">private Map&lt;String, Integer[]&gt; H; // map </text:span><text:span text:style-name="T3">key - size,count</text:span></text:p>
            <text:p text:style-name="P5"><text:span text:style-name="T3"><text:s text:c="4"/></text:span><text:span text:style-name="T3">protected void setup(Mapper&lt;LongWritable, </text:span><text:span text:style-name="T3">Text, Text, IntArrayWritable&gt;.Context </text:span><text:span text:style-name="T3">context);</text:span></text:p>
            <text:p text:style-name="P5"><text:span text:style-name="T3"><text:s text:c="4"/></text:span><text:span text:style-name="T3">protected void </text:span><text:span text:style-name="T3">cleanup(Mapper&lt;LongWritable, Text, Text, </text:span><text:span text:style-name="T3">IntArrayWritable&gt;.Context context);</text:span></text:p>
            <text:p text:style-name="P5"><text:span text:style-name="T3"><text:s text:c="4"/></text:span><text:span text:style-name="T3">public void map(LongWritable key, Text </text:span><text:span text:style-name="T3">value, Context 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InMapperAverage – Mapper - setup</text:span>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p text:style-name="P5"><text:span text:style-name="T2">protected void setup(Mapper&lt;LongWritable, </text:span><text:span text:style-name="T2">Text, Text, IntArrayWritable&gt;.Context </text:span><text:span text:style-name="T2">context)</text:span></text:p>
            <text:p text:style-name="P5"><text:span text:style-name="T2">throws IOException, InterruptedException {</text:span></text:p>
            <text:p text:style-name="P5"><text:span text:style-name="T2"><text:s text:c="4"/></text:span><text:span text:style-name="T2">super.setup(context);</text:span></text:p>
            <text:p text:style-name="P5"><text:span text:style-name="T2"><text:s text:c="4"/></text:span><text:span text:style-name="T2">H = new HashMap&lt;String, Integer[]&gt;(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InMapperAverage – Mapper - map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 text:style-name="P5"><text:span text:style-name="T3">public void map(LongWritable key, Text value, </text:span><text:span text:style-name="T3">Context context) throws IOException, </text:span><text:span text:style-name="T3">InterruptedException {</text:span></text:p>
            <text:p text:style-name="P5"><text:span text:style-name="T3"><text:s text:c="4"/></text:span><text:span text:style-name="T3">String line = value.toString();</text:span></text:p>
            <text:p text:style-name="P5"><text:span text:style-name="T3"><text:s text:c="4"/></text:span><text:span text:style-name="T3">String[] elems = line.split(" ");</text:span></text:p>
            <text:p text:style-name="P5"><text:span text:style-name="T3"><text:s text:c="4"/></text:span><text:span text:style-name="T3">if(elems.length &gt; 1) {</text:span></text:p>
            <text:p text:style-name="P5"><text:span text:style-name="T3"><text:s text:c="8"/></text:span><text:span text:style-name="T3">try {</text:span></text:p>
            <text:p text:style-name="P5"><text:span text:style-name="T4"><text:s text:c="12"/></text:span><text:span text:style-name="T3">int size;</text:span></text:p>
            <text:p text:style-name="P5"><text:span text:style-name="T3"><text:s text:c="12"/></text:span><text:span text:style-name="T3">size = </text:span><text:span text:style-name="T3">Integer.parseInt(elems[elems.length-1]);</text:span></text:p>
            <text:p text:style-name="P5"><text:span text:style-name="T3"><text:s text:c="12"/></text:span><text:span text:style-name="T3">if(H.containsKey(elems[0]))</text:span></text:p>
            <text:p text:style-name="P5"><text:span text:style-name="T3"><text:s text:c="16"/></text:span><text:span text:style-name="T3">H.put(elems[0], new Integer[] </text:span><text:span text:style-name="T3">{ H.get(elems[0])[0]+size, H.get(elems[0])</text:span><text:span text:style-name="T3">[1]+1 });</text:span></text:p>
            <text:p text:style-name="P5"><text:span text:style-name="T3"><text:s text:c="12"/></text:span><text:span text:style-name="T3">else</text:span></text:p>
            <text:p text:style-name="P5"><text:span text:style-name="T3"><text:s text:c="16"/></text:span><text:span text:style-name="T3">H.put(elems[0], new Integer[] </text:span><text:span text:style-name="T3">{ size,1 });</text:span></text:p>
            <text:p text:style-name="P5"><text:span text:style-name="T3"><text:s text:c="8"/></text:span><text:span text:style-name="T3">} catch (Exception e) {</text:span></text:p>
            <text:p text:style-name="P5"><text:span text:style-name="T3"><text:s text:c="8"/></text:span><text:span text:style-name="T3">}</text:span></text:p>
            <text:p text:style-name="P5"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InMapperAverage – Mapper - cleanup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5"><text:span text:style-name="T3">protected void cleanup(Mapper&lt;LongWritable, </text:span><text:span text:style-name="T3">Text, Text, IntArrayWritable&gt;.Context </text:span><text:span text:style-name="T3">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for (Map.Entry&lt;String,Integer[]&gt; entry : </text:span><text:span text:style-name="T3">H.entrySet()) <text:s/>{</text:span></text:p>
            <text:p text:style-name="P5"><text:span text:style-name="T3"><text:s text:c="8"/></text:span><text:span text:style-name="T3">context.write(new </text:span><text:span text:style-name="T3">Text(entry.getKey()), <text:s text:c="24"/></text:span><text:span text:style-name="T3"><text:s text:c="20"/>new </text:span><text:span text:style-name="T3">IntArrayWritable(entry.getValue())); 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3">super.cleanup(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InMapperAverage – Reducer</text:span>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p text:style-name="P5"><text:span text:style-name="T3">public class MyReducer extends Reducer&lt;Text, </text:span><text:span text:style-name="T3">IntArrayWritable, Text, DoubleWritable&gt; {</text:span></text:p>
            <text:p text:style-name="P5"><text:span text:style-name="T3"><text:s text:c="4"/></text:span><text:span text:style-name="T3">public void reduce(Text key, </text:span><text:span text:style-name="T3">Iterable&lt;IntArrayWritable&gt; values, Context </text:span><text:span text:style-name="T3">context) <text:s text:c="7"/>throws IOException, </text:span><text:span text:style-name="T3">InterruptedException {</text:span></text:p>
            <text:p text:style-name="P5"><text:span text:style-name="T3"><text:s text:c="8"/></text:span><text:span text:style-name="T3">double sum = 0.0d;</text:span></text:p>
            <text:p text:style-name="P5"><text:span text:style-name="T3"><text:s text:c="8"/></text:span><text:span text:style-name="T3">int count = 0;</text:span></text:p>
            <text:p text:style-name="P5"><text:span text:style-name="T3"><text:s text:c="8"/></text:span><text:span text:style-name="T3">for (IntArrayWritable val : values) {</text:span></text:p>
            <text:p text:style-name="P5"><text:span text:style-name="T3"><text:s text:c="12"/></text:span><text:span text:style-name="T3">sum += ((IntWritable)val.get()</text:span><text:span text:style-name="T3">[0]).get();</text:span></text:p>
            <text:p text:style-name="P5"><text:span text:style-name="T3"><text:s text:c="12"/></text:span><text:span text:style-name="T3">count += ((IntWritable)val.get()</text:span><text:span text:style-name="T3">[1]).get();</text:span></text:p>
            <text:p text:style-name="P5"><text:span text:style-name="T3"><text:s text:c="8"/></text:span><text:span text:style-name="T3">}</text:span></text:p>
            <text:p text:style-name="P5"><text:span text:style-name="T3"><text:s text:c="8"/></text:span><text:span text:style-name="T3">context.write(key, new </text:span><text:span text:style-name="T3">DoubleWritable(sum/count));</text:span></text:p>
            <text:p text:style-name="P5"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Output</text:span></text:p>
          </draw:text-box>
        </draw:frame>
        <draw:frame draw:style-name="standard" draw:layer="layout" svg:width="25.199cm" svg:height="12.002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>Mappers</text:p>
              </table:table-cell>
              <table:table-cell>
                <text:p>Reducers</text:p>
              </table:table-cell>
            </table:table-row>
            <table:table-row table:style-name="ro3" table:default-cell-style-name="ce2">
              <table:table-cell>
                <text:p text:style-name="P7"><text:span text:style-name="T6">(212.92.37.62, [72981, 14])</text:span></text:p>
                <text:p text:style-name="P7"><text:span text:style-name="T6">(lhr003a.dhl.com, [30310, 13])</text:span></text:p>
                <text:p text:style-name="P7"><text:span text:style-name="T6">(67.131.107.5, [16465, 3])</text:span></text:p>
                <text:p text:style-name="P7"><text:span text:style-name="T6">(ppp2.p33.is.com.ua, [10746, 3])</text:span></text:p>
                <text:p text:style-name="P7"><text:span text:style-name="T6">(bh02i525f01.au.ibm.com, [2300, 1])</text:span></text:p>
                <text:p text:style-name="P7"><text:span text:style-name="T6">(lj1031.inktomisearch.com, [209, 1])</text:span></text:p>
                <text:p text:style-name="P7"><text:span text:style-name="T6">(lj1153.inktomisearch.com, [418, 2])</text:span></text:p>
                <text:p text:style-name="P7"><text:span text:style-name="T6">(pd9e761cf.dip.t-dialin.net, [2300, 1])</text:span></text:p>
                <text:p text:style-name="P7"><text:span text:style-name="T6">(d207-6-50-215.bchsia.telus.net, [3095, 1])</text:span></text:p>
                <text:p text:style-name="P7"><text:span text:style-name="T6">(h24-70-69-74.ca.shawcable.net, [150461, 32])</text:span></text:p>
                <text:p text:style-name="P7"><text:span text:style-name="T6">(206-15-133-154.dialup.ziplink.net, [0, 1])</text:span></text:p>
                <text:p text:style-name="P7"><text:span text:style-name="T6">(lj1036.inktomisearch.com, [5415, 7])</text:span></text:p>
                <text:p text:style-name="P7"><text:span text:style-name="T6">(66.213.206.2, [3169, 1])</text:span></text:p>
                <text:p text:style-name="P7"><text:span text:style-name="T6">(lj1162.inktomisearch.com, [7768, 2])</text:span></text:p>
                <text:p text:style-name="P7"><text:span text:style-name="T6">...</text:span></text:p>
              </table:table-cell>
              <table:table-cell>
                <text:p text:style-name="P10"><text:span text:style-name="T6">0x503e4fce.virnxx2.adsl-dhcp.tele.dk</text:span><text:span text:style-name="T6"><text:tab/></text:span><text:span text:style-name="T6">1315.6666666666667</text:span></text:p>
                <text:p text:style-name="P10"><text:span text:style-name="T6">1-320.cnc.bc.ca</text:span><text:span text:style-name="T6"><text:tab/></text:span><text:span text:style-name="T6">10879.5</text:span></text:p>
                <text:p text:style-name="P10"><text:span text:style-name="T6">1-729.cnc.bc.ca</text:span><text:span text:style-name="T6"><text:tab/></text:span><text:span text:style-name="T6">3262.5714285714284</text:span></text:p>
                <text:p text:style-name="P10"><text:span text:style-name="T6">10.0.0.153</text:span><text:span text:style-name="T6"><text:tab/></text:span><text:span text:style-name="T6">4444.981481481482</text:span></text:p>
                <text:p text:style-name="P10"><text:span text:style-name="T6">12.22.207.235</text:span><text:span text:style-name="T6"><text:tab/></text:span><text:span text:style-name="T6">7368.0</text:span></text:p>
                <text:p text:style-name="P10"><text:span text:style-name="T6">128.227.88.79</text:span><text:span text:style-name="T6"><text:tab/></text:span><text:span text:style-name="T6">5841.785714285715</text:span></text:p>
                <text:p text:style-name="P10"><text:span text:style-name="T6">142.27.64.35</text:span><text:span text:style-name="T6"><text:tab/></text:span><text:span text:style-name="T6">1923.5714285714287</text:span></text:p>
                <text:p text:style-name="P10"><text:span text:style-name="T6">145.253.208.9</text:span><text:span text:style-name="T6"><text:tab/></text:span><text:span text:style-name="T6">3728.285714285714</text:span></text:p>
                <text:p text:style-name="P10"><text:span text:style-name="T6">1513.cps.virtua.com.br</text:span><text:span text:style-name="T6"><text:tab/></text:span><text:span text:style-name="T6">309.0</text:span></text:p>
                <text:p text:style-name="P10"><text:span text:style-name="T6">194.151.73.43</text:span><text:span text:style-name="T6"><text:tab/></text:span><text:span text:style-name="T6">10879.5</text:span></text:p>
                <text:p text:style-name="P10"><text:span text:style-name="T6">195.11.231.210</text:span><text:span text:style-name="T6"><text:tab/></text:span><text:span text:style-name="T6">6032.0</text:span></text:p>
                <text:p text:style-name="P10"><text:span text:style-name="T6">195.230.181.122</text:span><text:span text:style-name="T6"><text:tab/></text:span><text:span text:style-name="T6">2300.0</text:span></text:p>
                <text:p text:style-name="P10"><text:span text:style-name="T6">195.246.13.119</text:span><text:span text:style-name="T6"><text:tab/></text:span><text:span text:style-name="T6">5128.583333333333</text:span></text:p>
                <text:p text:style-name="P10"><text:span text:style-name="T6">2-110.cnc.bc.ca</text:span><text:span text:style-name="T6"><text:tab/></text:span><text:span text:style-name="T6">7912.363636363636</text:span></text:p>
                <text:p text:style-name="P10"><text:span text:style-name="T6">...</text:span></text:p>
              </table:table-cell>
            </table:table-row>
            <table:table-row table:style-name="ro4" table:default-cell-style-name="ce2">
              <table:table-cell>
                <text:p text:style-name="P7">Total time spent by all map tasks (ms)=9336 (9020 <text:span text:style-name="T7">+3.5%</text:span>)</text:p>
                <text:p text:style-name="P7">Map output records=172 (1546 <text:span text:style-name="T8">-88.8%</text:span>)</text:p>
                <text:p text:style-name="P7">Map output bytes=6241 (34976 <text:span text:style-name="T8">-82.1%</text:span>)</text:p>
              </table:table-cell>
              <table:table-cell>
                <text:p text:style-name="P7">Total time spent by all reduce tasks (ms)=7746 (7251 <text:span text:style-name="T7">+6.8%</text:span>)</text:p>
                <text:p text:style-name="P7">Virtual Memory (bytes) snapshot: 1481854976 (1486827520 <text:span text:style-name="T8">-0.3%</text:span>)</text:p>
                <text:p text:style-name="P7">Reduce output records=172 (172 - 0%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mazon Probl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ir</text:p>
              </text:list-item>
              <text:list-item>
                <text:p>Stripes</text:p>
              </text:list-item>
              <text:list-item>
                <text:p>Hybrid</text:p>
              </text:list-item>
              <text:list-item>
                <text:p>Window:</text:p>
                <text:list>
                  <text:list-item>
                    <text:p>Let the neighborhood of X, N(X) be set of all term after X and before the next X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Pseudo code for PAIR approach</text:span></text:p>
          </draw:text-box>
        </draw:frame>
        <draw:frame presentation:style-name="pr4" draw:text-style-name="P12" draw:layer="layout" svg:width="25.2cm" svg:height="11.186cm" svg:x="1.4cm" svg:y="3.8cm" presentation:class="outline" presentation:user-transformed="true">
          <draw:text-box>
            <text:p text:style-name="P11"><text:span text:style-name="T3">class Mapper</text:span></text:p>
            <text:p text:style-name="P11"><text:span text:style-name="T3"><text:s text:c="4"/></text:span><text:span text:style-name="T3">method Map(docid a, doc d)</text:span></text:p>
            <text:p text:style-name="P11"><text:span text:style-name="T3"><text:s text:c="8"/></text:span><text:span text:style-name="T3">for all term u in record r do</text:span></text:p>
            <text:p text:style-name="P11"><text:span text:style-name="T3"><text:s text:c="12"/></text:span><text:span text:style-name="T3">for all term v in Window(u) do</text:span></text:p>
            <text:p text:style-name="P11"><text:span text:style-name="T3"><text:s text:c="16"/></text:span><text:span text:style-name="T3">Emit((u, v), 1)</text:span></text:p>
            <text:p text:style-name="P11"><text:span text:style-name="T3"><text:s text:c="16"/></text:span><text:span text:style-name="T3">Emit((u, *), 1)</text:span></text:p>
            <text:p text:style-name="P11"><text:span text:style-name="T3">class Reducer</text:span></text:p>
            <text:p text:style-name="P11"><text:span text:style-name="T3"><text:s text:c="4"/></text:span><text:span text:style-name="T3">method initialize()</text:span></text:p>
            <text:p text:style-name="P11"><text:span text:style-name="T3"><text:s text:c="8"/></text:span><text:span text:style-name="T3">sum = 0</text:span></text:p>
            <text:p text:style-name="P11"><text:span text:style-name="T3"><text:s text:c="4"/></text:span><text:span text:style-name="T3">method Reduce(Pair (u, v), Integer [c1, </text:span><text:span text:style-name="T3">c2, ...])</text:span></text:p>
            <text:p text:style-name="P11"><text:span text:style-name="T3"><text:s text:c="8"/></text:span><text:span text:style-name="T3">s = 0</text:span></text:p>
            <text:p text:style-name="P11"><text:span text:style-name="T3"><text:s text:c="8"/></text:span><text:span text:style-name="T3">for all count c in counts [c1, </text:span><text:span text:style-name="T3">c2, ...] do</text:span></text:p>
            <text:p text:style-name="P11"><text:span text:style-name="T3"><text:s text:c="12"/></text:span><text:span text:style-name="T3">s = s + c</text:span></text:p>
            <text:p text:style-name="P11"><text:span text:style-name="T3"><text:s text:c="8"/></text:span><text:span text:style-name="T3">if (v == “*”)</text:span></text:p>
            <text:p text:style-name="P11"><text:span text:style-name="T3"><text:s text:c="12"/></text:span><text:span text:style-name="T3">sum = s</text:span></text:p>
            <text:p text:style-name="P11"><text:span text:style-name="T3"><text:s text:c="8"/></text:span><text:span text:style-name="T3">else</text:span></text:p>
            <text:p text:style-name="P11"><text:span text:style-name="T3"><text:s text:c="12"/></text:span><text:span text:style-name="T3">Emit((u, v), s / sum)</text:span></text:p>
            <text:p text:style-name="P11"><text:span text:style-name="T3">class Partitioner</text:span><text:span text:style-name="T3"><text:line-break/></text:span><text:span text:style-name="T3"> <text:s text:c="3"/>int getPartition(key k, int numReducers)</text:span></text:p>
            <text:p text:style-name="P11"><text:span text:style-name="T3"><text:s text:c="8"/></text:span><text:span text:style-name="T3">return Math.abs(k.left.hashCode())% </text:span><text:span text:style-name="T3">numReducers</text:span></text:p>
            <text:p text:style-name="P11"><text:span text:style-name="T3">class Comparator</text:span></text:p>
            <text:p text:style-name="P11"><text:span text:style-name="T3"><text:s text:c="4"/></text:span><text:span text:style-name="T3">int compareTo(Object O1, Object O2)</text:span></text:p>
            <text:p text:style-name="P11"><text:span text:style-name="T3"><text:s text:c="8"/></text:span><text:span text:style-name="T3">k = compareTo(O1.left, O2.left)</text:span></text:p>
            <text:p text:style-name="P11"><text:span text:style-name="T3"><text:s text:c="8"/></text:span><text:span text:style-name="T3">if (k != 0) return k</text:span></text:p>
            <text:p text:style-name="P11"><text:span text:style-name="T3"><text:s text:c="8"/></text:span><text:span text:style-name="T3">return compareTo(O1.right, O2.right)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Java code for PAIR approach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pper</text:p>
                <text:list>
                  <text:list-item>
                    <text:p>Setup</text:p>
                  </text:list-item>
                  <text:list-item>
                    <text:p>Map</text:p>
                  </text:list-item>
                  <text:list-item>
                    <text:p>Cleanup</text:p>
                  </text:list-item>
                </text:list>
              </text:list-item>
              <text:list-item>
                <text:p>Partitioner</text:p>
              </text:list-item>
              <text:list-item>
                <text:p>Comparator</text:p>
              </text:list-item>
              <text:list-item>
                <text:p>Reduc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PAIR approach - Mapper</text:span>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5"><text:span text:style-name="T3">public class MyMapper extends </text:span><text:span text:style-name="T3">Mapper&lt;LongWritable, Text, TextPairWritable, </text:span><text:span text:style-name="T3">IntWritable&gt; {</text:span></text:p>
            <text:p text:style-name="P5"><text:span text:style-name="T3"><text:s text:c="4"/></text:span><text:span text:style-name="T3">private static final Text token = new </text:span><text:span text:style-name="T3">Text("*");</text:span></text:p>
            <text:p text:style-name="P5"><text:span text:style-name="T3"><text:s text:c="4"/></text:span><text:span text:style-name="T3">private Map&lt;TextPairWritable, Integer&gt; H;</text:span></text:p>
            <text:p text:style-name="P5"><text:span text:style-name="T3"/></text:p>
            <text:p text:style-name="P5"><text:span text:style-name="T3"><text:s text:c="4"/></text:span><text:span text:style-name="T3">protected void setup(Mapper&lt;LongWritable, </text:span><text:span text:style-name="T3">Text, <text:s text:c="21"/>TextPairWritable, </text:span><text:span text:style-name="T3">IntWritable&gt;.Context context);</text:span></text:p>
            <text:p text:style-name="P5"><text:span text:style-name="T3"><text:s text:c="4"/></text:span><text:span text:style-name="T3">protected void </text:span><text:span text:style-name="T3">cleanup(Mapper&lt;LongWritable, Text, <text:s text:c="11"/></text:span><text:span text:style-name="T3"><text:s text:c="8"/>TextPairWritable, </text:span><text:span text:style-name="T3">IntWritable&gt;.Context context);</text:span></text:p>
            <text:p text:style-name="P5"><text:span text:style-name="T3"><text:s text:c="4"/></text:span><text:span text:style-name="T3">public void map(LongWritable key, Text </text:span><text:span text:style-name="T3">value, Context context);</text:span></text:p>
            <text:p text:style-name="P5"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PAIR approach – Mapper - setup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5"><text:span text:style-name="T3">protected void setup(Mapper&lt;LongWritable, </text:span><text:span text:style-name="T3">Text, TextPairWritable, IntWritable&gt;.Context </text:span><text:span text:style-name="T3">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super.setup(context);</text:span></text:p>
            <text:p text:style-name="P5"><text:span text:style-name="T3"><text:s text:c="4"/></text:span><text:span text:style-name="T3">H = new HashMap&lt;TextPairWritable, <text:s text:c="8"/></text:span><text:span text:style-name="T3"><text:s text:c="22"/>Integer&gt;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PAIR approach – Mapper - map</text:span></text:p>
          </draw:text-box>
        </draw:frame>
        <draw:frame presentation:style-name="pr4" draw:text-style-name="P11" draw:layer="layout" svg:width="25.2cm" svg:height="11.186cm" svg:x="1.4cm" svg:y="3.8cm" presentation:class="outline" presentation:user-transformed="true">
          <draw:text-box>
            <text:p text:style-name="P13"><text:span text:style-name="T3">public void map(LongWritable key, Text value, </text:span><text:span text:style-name="T3">Context context) throws IOException, </text:span><text:span text:style-name="T3">InterruptedException {</text:span></text:p>
            <text:p text:style-name="P13"><text:span text:style-name="T3"><text:s text:c="4"/></text:span><text:span text:style-name="T3">String line = value.toString();</text:span></text:p>
            <text:p text:style-name="P13"><text:span text:style-name="T3"><text:s text:c="4"/></text:span><text:span text:style-name="T3">String[] tokens = line.split("\\s");</text:span></text:p>
            <text:p text:style-name="P13"><text:span text:style-name="T3"><text:s text:c="4"/></text:span><text:span text:style-name="T3">for(int i = 0; i &lt; tokens.length; ++i) {</text:span></text:p>
            <text:p text:style-name="P13"><text:span text:style-name="T3"><text:s text:c="8"/></text:span><text:span text:style-name="T3">Text word = new Text(tokens[i]);</text:span></text:p>
            <text:p text:style-name="P13"><text:span text:style-name="T3"><text:s text:c="8"/></text:span><text:span text:style-name="T3">for(int j = i+1; j &lt; tokens.length; +</text:span><text:span text:style-name="T3">+j) {</text:span></text:p>
            <text:p text:style-name="P13"><text:span text:style-name="T3"><text:s text:c="12"/></text:span><text:span text:style-name="T3">if(tokens[i].equals(tokens[j]))</text:span></text:p>
            <text:p text:style-name="P13"><text:span text:style-name="T3"><text:s text:c="16"/></text:span><text:span text:style-name="T3">break;</text:span></text:p>
            <text:p text:style-name="P13"><text:span text:style-name="T3"><text:s text:c="12"/></text:span><text:span text:style-name="T3">TextPairWritable wordKey = new </text:span><text:span text:style-name="T3">TextPairWritable(word, new Text(tokens[j]));</text:span></text:p>
            <text:p text:style-name="P13"><text:span text:style-name="T3"><text:s text:c="12"/></text:span><text:span text:style-name="T3">TextPairWritable tokenKey = new </text:span><text:span text:style-name="T3">TextPairWritable(word, token);</text:span></text:p>
            <text:p text:style-name="P13"><text:span text:style-name="T3"><text:s text:c="12"/></text:span><text:span text:style-name="T3">if(H.containsKey(wordKey)) {</text:span></text:p>
            <text:p text:style-name="P13"><text:span text:style-name="T3"><text:s text:c="16"/></text:span><text:span text:style-name="T3">H.put(wordKey, H.get(wordKey)</text:span><text:span text:style-name="T3">+1);</text:span></text:p>
            <text:p text:style-name="P13"><text:span text:style-name="T3"><text:s text:c="12"/></text:span><text:span text:style-name="T3">} else {</text:span></text:p>
            <text:p text:style-name="P13"><text:span text:style-name="T3"><text:s text:c="16"/></text:span><text:span text:style-name="T3">H.put(wordKey, 1);</text:span></text:p>
            <text:p text:style-name="P13"><text:span text:style-name="T3"><text:s text:c="12"/></text:span><text:span text:style-name="T3">}</text:span></text:p>
            <text:p text:style-name="P13"><text:span text:style-name="T3"><text:s text:c="12"/></text:span><text:span text:style-name="T3">if(H.containsKey(tokenKey)) {</text:span></text:p>
            <text:p text:style-name="P13"><text:span text:style-name="T3"><text:s text:c="16"/></text:span><text:span text:style-name="T3">H.put(tokenKey, </text:span><text:span text:style-name="T3">H.get(tokenKey)+1);</text:span></text:p>
            <text:p text:style-name="P13"><text:span text:style-name="T3"><text:s text:c="12"/></text:span><text:span text:style-name="T3">} else {</text:span></text:p>
            <text:p text:style-name="P13"><text:span text:style-name="T3"><text:s text:c="16"/></text:span><text:span text:style-name="T3">H.put(tokenKey, 1);</text:span></text:p>
            <text:p text:style-name="P13"><text:span text:style-name="T3"><text:s text:c="12"/></text:span><text:span text:style-name="T3">}</text:span></text:p>
            <text:p text:style-name="P13"><text:span text:style-name="T3"><text:s text:c="8"/></text:span><text:span text:style-name="T3">}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PAIR approach – Mapper - cleanup</text:span>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5"><text:span text:style-name="T3">protected void cleanup(Mapper&lt;LongWritable, </text:span><text:span text:style-name="T3">Text, TextPairWritable, IntWritable&gt;.Context </text:span><text:span text:style-name="T3">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for(Map.Entry&lt;TextPairWritable, Integer&gt; </text:span><text:span text:style-name="T3">k : H.entrySet()) {</text:span></text:p>
            <text:p text:style-name="P5"><text:span text:style-name="T3"><text:s text:c="8"/></text:span><text:span text:style-name="T3">context.write(k.getKey(), <text:s text:c="12"/></text:span><text:span text:style-name="T3"><text:s text:c="41"/>new </text:span><text:span text:style-name="T3">IntWritable(k.getValue()))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3">super.cleanup(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PAIR approach – Partitioner</text:span>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p text:style-name="P5"><text:span text:style-name="T3">public class Partitioner extends </text:span><text:span text:style-name="T3">org.apache.hadoop.mapreduce.Partitioner&lt;TextP</text:span><text:span text:style-name="T3">airWritable, IntWritable&gt; {</text:span></text:p>
            <text:p text:style-name="P5"><text:span text:style-name="T3"><text:s text:c="4"/></text:span><text:span text:style-name="T3">@Override</text:span></text:p>
            <text:p text:style-name="P5"><text:span text:style-name="T3"><text:s text:c="4"/></text:span><text:span text:style-name="T3">public int getPartition(TextPairWritable </text:span><text:span text:style-name="T3">key, IntWritable value, int numPartitions) {</text:span></text:p>
            <text:p text:style-name="P5"><text:span text:style-name="T3"><text:s text:c="8"/></text:span><text:span text:style-name="T3">return </text:span><text:span text:style-name="T3">Math.abs(key.getLeft().hashCode())</text:span><text:span text:style-name="T3">%numPartitions;</text:span></text:p>
            <text:p text:style-name="P5"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Java code for PAIR approach – Comparator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p text:style-name="P3"><text:span text:style-name="T2">public int compareTo(TextPairWritable other) </text:span><text:span text:style-name="T2">{</text:span></text:p>
            <text:p text:style-name="P3"><text:span text:style-name="T2"><text:tab/></text:span><text:span text:style-name="T2"><text:tab/></text:span><text:span text:style-name="T2">int k = </text:span><text:span text:style-name="T2">this.getLeft().compareTo(other.getLeft());</text:span></text:p>
            <text:p text:style-name="P3"><text:span text:style-name="T2"><text:tab/></text:span><text:span text:style-name="T2"><text:tab/></text:span><text:span text:style-name="T2">if(k != 0) return k;</text:span></text:p>
            <text:p text:style-name="P3"><text:span text:style-name="T2"><text:tab/></text:span><text:span text:style-name="T2"><text:tab/></text:span><text:span text:style-name="T2">return </text:span><text:span text:style-name="T2">this.getRight().compareTo(other.getRight());</text:span></text:p>
            <text:p text:style-name="P3"><text:span text:style-name="T2"><text:tab/></text:span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PAIR approach – Reducer</text:span></text:p>
          </draw:text-box>
        </draw:frame>
        <draw:frame presentation:style-name="pr4" draw:text-style-name="P12" draw:layer="layout" svg:width="25.2cm" svg:height="11.44cm" svg:x="1.4cm" svg:y="3.8cm" presentation:class="outline" presentation:user-transformed="true">
          <draw:text-box>
            <text:p text:style-name="P13"><text:span text:style-name="T3">public class MyReducer extends </text:span><text:span text:style-name="T3">Reducer&lt;TextPairWritable, IntWritable, </text:span><text:span text:style-name="T3">TextPairWritable, DoubleWritable&gt; {</text:span></text:p>
            <text:p text:style-name="P13"><text:span text:style-name="T3"><text:s text:c="4"/></text:span><text:span text:style-name="T3">private static final Text token = new </text:span><text:span text:style-name="T3">Text("*");</text:span></text:p>
            <text:p text:style-name="P13"><text:span text:style-name="T3"><text:s text:c="4"/></text:span><text:span text:style-name="T3">private int groupSum = 0;</text:span></text:p>
            <text:p text:style-name="P13"><text:span text:style-name="T3"/></text:p>
            <text:p text:style-name="P13"><text:span text:style-name="T3"><text:s text:c="4"/></text:span><text:span text:style-name="T3">public void reduce(TextPairWritable key, </text:span><text:span text:style-name="T3">Iterable&lt;IntWritable&gt; values, Context </text:span><text:span text:style-name="T3">context) throws IOException, </text:span><text:span text:style-name="T3">InterruptedException {</text:span></text:p>
            <text:p text:style-name="P13"><text:span text:style-name="T3"><text:s text:c="8"/></text:span><text:span text:style-name="T3">int sum = 0;</text:span></text:p>
            <text:p text:style-name="P13"><text:span text:style-name="T3"><text:s text:c="8"/></text:span><text:span text:style-name="T3">for (IntWritable val : values) {</text:span></text:p>
            <text:p text:style-name="P13"><text:span text:style-name="T3"><text:s text:c="12"/></text:span><text:span text:style-name="T3">sum += val.get();</text:span></text:p>
            <text:p text:style-name="P13"><text:span text:style-name="T3"><text:s text:c="8"/></text:span><text:span text:style-name="T3">}</text:span></text:p>
            <text:p text:style-name="P13"><text:span text:style-name="T3"><text:s text:c="8"/></text:span><text:span text:style-name="T3">if(key.getRight().equals(token)) {</text:span></text:p>
            <text:p text:style-name="P13"><text:span text:style-name="T3"><text:s text:c="12"/></text:span><text:span text:style-name="T3">groupSum = sum;</text:span></text:p>
            <text:p text:style-name="P13"><text:span text:style-name="T3"><text:s text:c="8"/></text:span><text:span text:style-name="T3">} else {</text:span></text:p>
            <text:p text:style-name="P13"><text:span text:style-name="T3"><text:s text:c="12"/></text:span><text:span text:style-name="T3">context.write(key, new </text:span><text:span text:style-name="T3">DoubleWritable(sum/(double)groupSum));</text:span></text:p>
            <text:p text:style-name="P13"><text:span text:style-name="T3"><text:s text:c="8"/></text:span><text:span text:style-name="T3">}</text:span></text:p>
            <text:p text:style-name="P13"><text:span text:style-name="T3"><text:s text:c="4"/></text:span><text:span text:style-name="T3">}</text:span></text:p>
            <text:p text:style-name="P11"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 of PAIR approach</text:p>
          </draw:text-box>
        </draw:frame>
        <draw:frame draw:style-name="standard" draw:layer="layout" svg:width="25.199cm" svg:height="11.684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5" table:default-cell-style-name="gray3">
              <table:table-cell>
                <text:p text:style-name="P14">Mappers</text:p>
              </table:table-cell>
              <table:table-cell>
                <text:p text:style-name="P14">Reducers</text:p>
              </table:table-cell>
            </table:table-row>
            <table:table-row table:style-name="ro6" table:default-cell-style-name="ce5">
              <table:table-cell>
                <text:p text:style-name="P14">&lt;(A10, *), 3&gt;</text:p>
                <text:p text:style-name="P14">&lt;(A10, B12), 1&gt;</text:p>
                <text:p text:style-name="P14">&lt;(A10, C31), 1&gt;</text:p>
                <text:p text:style-name="P14">&lt;(A10, D76), 1&gt;</text:p>
                <text:p text:style-name="P14">&lt;(A12, *), 10&gt;</text:p>
                <text:p text:style-name="P14">&lt;(A12, A10), 1&gt;</text:p>
                <text:p text:style-name="P14">&lt;(A12, B11), 1&gt;</text:p>
                <text:p text:style-name="P14">&lt;(A12, B12), 2&gt;</text:p>
                <text:p text:style-name="P14">&lt;(A12, C31), 4&gt;</text:p>
                <text:p text:style-name="P14">&lt;(A12, D76), 2&gt;</text:p>
                <text:p text:style-name="P14">&lt;(B11, *), 17&gt;</text:p>
                <text:p text:style-name="P14">&lt;(B11, A10), 1&gt;</text:p>
                <text:p text:style-name="P14">&lt;(B11, A12), 2&gt;</text:p>
                <text:p text:style-name="P14">&lt;(B11, B12), 3&gt;</text:p>
                <text:p text:style-name="P14">&lt;(B11, C31), 7&gt;</text:p>
                <text:p text:style-name="P14">&lt;(B11, D76), 4&gt;</text:p>
                <text:p text:style-name="P14">&lt;(B12, *), 9&gt;</text:p>
                <text:p text:style-name="P14">...</text:p>
              </table:table-cell>
              <table:table-cell>
                <text:p text:style-name="P14">(A10, B12)<text:tab/>0.3333333333333333</text:p>
                <text:p text:style-name="P14">(A10, C31)<text:tab/>0.3333333333333333</text:p>
                <text:p text:style-name="P14">(A10, D76)<text:tab/>0.3333333333333333</text:p>
                <text:p text:style-name="P14">(A12, A10)<text:tab/>0.1</text:p>
                <text:p text:style-name="P14">(A12, B11)<text:tab/>0.1</text:p>
                <text:p text:style-name="P14">(A12, B12)<text:tab/>0.2</text:p>
                <text:p text:style-name="P14">(A12, C31)<text:tab/>0.4</text:p>
                <text:p text:style-name="P14">(A12, D76)<text:tab/>0.2</text:p>
                <text:p text:style-name="P14">(B11, A10)<text:tab/>0.058823529411764705</text:p>
                <text:p text:style-name="P14">(B11, A12)<text:tab/>0.11764705882352941</text:p>
                <text:p text:style-name="P14">(B11, B12)<text:tab/>0.17647058823529413</text:p>
                <text:p text:style-name="P14">(B11, C31)<text:tab/>0.4117647058823529</text:p>
                <text:p text:style-name="P14">(B11, D76)<text:tab/>0.23529411764705882</text:p>
                <text:p text:style-name="P14">(B12, A12)<text:tab/>0.1111111111111111</text:p>
                <text:p text:style-name="P14">(B12, B11)<text:tab/>0.2222222222222222</text:p>
                <text:p text:style-name="P14">(B12, C31)<text:tab/>0.4444444444444444</text:p>
                <text:p text:style-name="P14">(B12, D76)<text:tab/>0.2222222222222222</text:p>
                <text:p text:style-name="P14">...</text:p>
              </table:table-cell>
            </table:table-row>
            <table:table-row table:style-name="ro7" table:default-cell-style-name="ce5">
              <table:table-cell>
                <text:p text:style-name="P14">Total time spent by all map tasks (ms)=8092</text:p>
                <text:p text:style-name="P14">Map output records=33</text:p>
                <text:p text:style-name="P14">Map output bytes=384</text:p>
              </table:table-cell>
              <table:table-cell>
                <text:p text:style-name="P14">Total time spent by all reduce tasks (ms)=40602</text:p>
                <text:p text:style-name="P14">Virtual memory (bytes) snapshot=2969473024</text:p>
                <text:p text:style-name="P14">Reduce output records=2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Pseudo code for STRIPE approach</text:span></text:p>
          </draw:text-box>
        </draw:frame>
        <draw:frame presentation:style-name="pr4" draw:text-style-name="P12" draw:layer="layout" svg:width="25.2cm" svg:height="11.44cm" svg:x="1.4cm" svg:y="3.8cm" presentation:class="outline" presentation:user-transformed="true">
          <draw:text-box>
            <text:p text:style-name="P11"><text:span text:style-name="T3">class Mapper</text:span></text:p>
            <text:p text:style-name="P11"><text:span text:style-name="T3"><text:s text:c="4"/></text:span><text:span text:style-name="T3">method Map(docid a; doc d)</text:span></text:p>
            <text:p text:style-name="P11"><text:span text:style-name="T3"><text:s text:c="8"/></text:span><text:span text:style-name="T3">for all term u in record r do</text:span></text:p>
            <text:p text:style-name="P11"><text:span text:style-name="T3"><text:s text:c="12"/></text:span><text:span text:style-name="T3">H = new AssociativeArray</text:span></text:p>
            <text:p text:style-name="P11"><text:span text:style-name="T3"><text:s text:c="12"/></text:span><text:span text:style-name="T3">for all term v in Window(u) do</text:span></text:p>
            <text:p text:style-name="P11"><text:span text:style-name="T3"><text:s text:c="16"/></text:span><text:span text:style-name="T3">H{v} = H{v} + 1 //Tally words </text:span><text:span text:style-name="T3">co-occurring with u</text:span></text:p>
            <text:p text:style-name="P11"><text:span text:style-name="T3"><text:s text:c="12"/></text:span><text:span text:style-name="T3">Emit(u, H)</text:span></text:p>
            <text:p text:style-name="P11"><text:span text:style-name="T3">class Reducer</text:span></text:p>
            <text:p text:style-name="P11"><text:span text:style-name="T3"><text:s text:c="4"/></text:span><text:span text:style-name="T3">method Reduce(u, [H1, H2, H3, ...])</text:span></text:p>
            <text:p text:style-name="P11"><text:span text:style-name="T3"><text:s text:c="8"/></text:span><text:span text:style-name="T3">H</text:span><text:span text:style-name="T9">f</text:span><text:span text:style-name="T3"> = new AssociativeArray</text:span></text:p>
            <text:p text:style-name="P11"><text:span text:style-name="T3"><text:s text:c="8"/></text:span><text:span text:style-name="T3">for all stripe H in [H1;H2;H3; ...] </text:span><text:span text:style-name="T3">do</text:span></text:p>
            <text:p text:style-name="P11"><text:span text:style-name="T3"><text:s text:c="12"/></text:span><text:span text:style-name="T3">H</text:span><text:span text:style-name="T9">f</text:span><text:span text:style-name="T3"> = H</text:span><text:span text:style-name="T9">f</text:span><text:span text:style-name="T3"> + H //Element-wise </text:span><text:span text:style-name="T3">addition</text:span></text:p>
            <text:p text:style-name="P11"><text:span text:style-name="T3"><text:s text:c="8"/></text:span><text:span text:style-name="T3">s = Sum(H</text:span><text:span text:style-name="T9">f</text:span><text:span text:style-name="T3">) // Sum of all elements in </text:span><text:span text:style-name="T3">H</text:span><text:span text:style-name="T9">f</text:span></text:p>
            <text:p text:style-name="P11"><text:span text:style-name="T3"><text:s text:c="8"/></text:span><text:span text:style-name="T3">Emit(u, H</text:span><text:span text:style-name="T9">f</text:span><text:span text:style-name="T3">/s) // Divide each element </text:span><text:span text:style-name="T3">by s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Java code for STRIPE approach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apper</text:p>
                <text:list>
                  <text:list-item>
                    <text:p>Setup</text:p>
                  </text:list-item>
                  <text:list-item>
                    <text:p>Map</text:p>
                  </text:list-item>
                  <text:list-item>
                    <text:p>Cleanup</text:p>
                  </text:list-item>
                </text:list>
              </text:list-item>
              <text:list-item>
                <text:p>Reduc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STRIPE approach – Mapper</text:span>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5"><text:span text:style-name="T3">public class MyMapper extends </text:span><text:span text:style-name="T3">Mapper&lt;LongWritable, Text, Text, MapWritable&gt; </text:span><text:span text:style-name="T3">{</text:span></text:p>
            <text:p text:style-name="P5"><text:span text:style-name="T3"><text:s text:c="4"/></text:span><text:span text:style-name="T3">private Map&lt;String, Map&lt;String, Integer&gt;&gt; </text:span><text:span text:style-name="T3">H;</text:span></text:p>
            <text:p text:style-name="P5"><text:span text:style-name="T3"/></text:p>
            <text:p text:style-name="P5"><text:span text:style-name="T3"><text:s text:c="4"/></text:span><text:span text:style-name="T3">protected void setup(Mapper&lt;LongWritable, </text:span><text:span text:style-name="T3">Text, Text, MapWritable&gt;.Context context);</text:span></text:p>
            <text:p text:style-name="P5"><text:span text:style-name="T3"><text:s text:c="4"/></text:span><text:span text:style-name="T3">protected void </text:span><text:span text:style-name="T3">cleanup(Mapper&lt;LongWritable, Text, Text, </text:span><text:span text:style-name="T3">MapWritable&gt;.Context context);</text:span></text:p>
            <text:p text:style-name="P5"><text:span text:style-name="T3"><text:s text:c="4"/></text:span><text:span text:style-name="T3">public void map(LongWritable key, Text </text:span><text:span text:style-name="T3">value, Context 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STRIPE approach – Mapper - setup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5"><text:span text:style-name="T3">protected void setup(Mapper&lt;LongWritable, </text:span><text:span text:style-name="T3">Text, Text, MapWritable&gt;.Context 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super.setup(context);</text:span></text:p>
            <text:p text:style-name="P5"><text:span text:style-name="T3"/></text:p>
            <text:p text:style-name="P5"><text:span text:style-name="T3"><text:s text:c="4"/></text:span><text:span text:style-name="T3">H = new HashMap&lt;String, Map&lt;String, </text:span><text:span text:style-name="T3">Integer&gt;&gt;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STRIPE approach – Mapper - map</text:span></text:p>
          </draw:text-box>
        </draw:frame>
        <draw:frame presentation:style-name="pr4" draw:text-style-name="P11" draw:layer="layout" svg:width="25.2cm" svg:height="11.694cm" svg:x="1.4cm" svg:y="3.8cm" presentation:class="outline" presentation:user-transformed="true">
          <draw:text-box>
            <text:p text:style-name="P13"><text:span text:style-name="T3">public void map(LongWritable key, Text value, </text:span><text:span text:style-name="T3">Context context) throws IOException, </text:span><text:span text:style-name="T3">InterruptedException {</text:span></text:p>
            <text:p text:style-name="P13"><text:span text:style-name="T3"><text:s text:c="4"/></text:span><text:span text:style-name="T3">String[] tokens = </text:span><text:span text:style-name="T3">value.toString().split("\\s");</text:span></text:p>
            <text:p text:style-name="P13"><text:span text:style-name="T3"/></text:p>
            <text:p text:style-name="P13"><text:span text:style-name="T3"><text:s text:c="4"/></text:span><text:span text:style-name="T3">for(int i = 0; i &lt; tokens.length; ++i) {</text:span></text:p>
            <text:p text:style-name="P13"><text:span text:style-name="T3"><text:s text:c="8"/></text:span><text:span text:style-name="T3">String word = tokens[i];</text:span></text:p>
            <text:p text:style-name="P13"><text:span text:style-name="T3"><text:s text:c="8"/></text:span><text:span text:style-name="T3">for(int j = i+1; j &lt; tokens.length; +</text:span><text:span text:style-name="T3">+j) {</text:span></text:p>
            <text:p text:style-name="P13"><text:span text:style-name="T3"><text:s text:c="12"/></text:span><text:span text:style-name="T3">String secondWord = tokens[j];</text:span></text:p>
            <text:p text:style-name="P13"><text:span text:style-name="T3"><text:s text:c="12"/></text:span><text:span text:style-name="T3">if(word.equals(secondWord))</text:span></text:p>
            <text:p text:style-name="P13"><text:span text:style-name="T3"><text:s text:c="16"/></text:span><text:span text:style-name="T3">break;</text:span></text:p>
            <text:p text:style-name="P13"><text:span text:style-name="T3"><text:s text:c="12"/></text:span><text:span text:style-name="T3">if(!H.containsKey(word))</text:span></text:p>
            <text:p text:style-name="P13"><text:span text:style-name="T3"><text:s text:c="16"/></text:span><text:span text:style-name="T3">H.put(word, new </text:span><text:span text:style-name="T3">HashMap&lt;String, Integer&gt;());</text:span></text:p>
            <text:p text:style-name="P13"><text:span text:style-name="T3"><text:s text:c="12"/></text:span><text:span text:style-name="T3">Map&lt;String, Integer&gt; h = </text:span><text:span text:style-name="T3">H.get(word);</text:span></text:p>
            <text:p text:style-name="P13"><text:span text:style-name="T3"><text:s text:c="12"/></text:span><text:span text:style-name="T3">if(h.containsKey(secondWord)) {</text:span></text:p>
            <text:p text:style-name="P13"><text:span text:style-name="T3"><text:s text:c="16"/></text:span><text:span text:style-name="T3">h.put(secondWord, </text:span><text:span text:style-name="T3">h.get(secondWord)+1);</text:span></text:p>
            <text:p text:style-name="P13"><text:span text:style-name="T3"><text:s text:c="12"/></text:span><text:span text:style-name="T3">} else {</text:span></text:p>
            <text:p text:style-name="P13"><text:span text:style-name="T3"><text:s text:c="16"/></text:span><text:span text:style-name="T3">h.put(secondWord, 1);</text:span></text:p>
            <text:p text:style-name="P13"><text:span text:style-name="T3"><text:s text:c="12"/></text:span><text:span text:style-name="T3">}</text:span></text:p>
            <text:p text:style-name="P13"><text:span text:style-name="T3"><text:s text:c="8"/></text:span><text:span text:style-name="T3">}</text:span></text:p>
            <text:p text:style-name="P13"><text:span text:style-name="T3"><text:s text:c="4"/></text:span><text:span text:style-name="T3">}</text:span></text:p>
            <text:p text:style-name="P11"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STRIPE approach – Mapper - cleanup</text:span></text:p>
          </draw:text-box>
        </draw:frame>
        <draw:frame presentation:style-name="pr4" draw:text-style-name="P11" draw:layer="layout" svg:width="25.2cm" svg:height="9.134cm" svg:x="1.4cm" svg:y="3.8cm" presentation:class="outline" presentation:user-transformed="true">
          <draw:text-box>
            <text:p text:style-name="P13"><text:span text:style-name="T3">protected void cleanup(Mapper&lt;LongWritable, </text:span><text:span text:style-name="T3">Text, Text, MapWritable&gt;.Context context)</text:span></text:p>
            <text:p text:style-name="P13"><text:span text:style-name="T3">throws IOException, InterruptedException {</text:span></text:p>
            <text:p text:style-name="P13"><text:span text:style-name="T3"><text:s text:c="4"/></text:span><text:span text:style-name="T3">for(Map.Entry&lt;String, Map&lt;String, </text:span><text:span text:style-name="T3">Integer&gt;&gt; h : H.entrySet()) {</text:span></text:p>
            <text:p text:style-name="P13"><text:span text:style-name="T3"><text:s text:c="8"/></text:span><text:span text:style-name="T3">MapWritable mw = new MapWritable();</text:span></text:p>
            <text:p text:style-name="P13"><text:span text:style-name="T3"><text:s text:c="8"/></text:span><text:span text:style-name="T3">for(Map.Entry&lt;String, Integer&gt; k : </text:span><text:span text:style-name="T3">h.getValue().entrySet()) {</text:span></text:p>
            <text:p text:style-name="P13"><text:span text:style-name="T3"><text:s text:c="12"/></text:span><text:span text:style-name="T3">mw.put(new Text(k.getKey()), <text:s text:c="5"/></text:span><text:span text:style-name="T3"><text:s text:c="44"/></text:span><text:span text:style-name="T3">new IntWritable(k.getValue()));</text:span></text:p>
            <text:p text:style-name="P13"><text:span text:style-name="T3"><text:s text:c="8"/></text:span><text:span text:style-name="T3">}</text:span></text:p>
            <text:p text:style-name="P13"><text:span text:style-name="T3"><text:s text:c="8"/></text:span><text:span text:style-name="T3">context.write(new Text(h.getKey()), </text:span><text:span text:style-name="T3">mw);</text:span></text:p>
            <text:p text:style-name="P13"><text:span text:style-name="T3"><text:s text:c="4"/></text:span><text:span text:style-name="T3">}</text:span></text:p>
            <text:p text:style-name="P13"><text:span text:style-name="T3"><text:s text:c="4"/></text:span><text:span text:style-name="T3">super.cleanup(context);</text:span></text:p>
            <text:p text:style-name="P11"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STRIPE approach – Reducer</text:span></text:p>
          </draw:text-box>
        </draw:frame>
        <draw:frame presentation:style-name="pr4" draw:text-style-name="P15" draw:layer="layout" svg:width="25.2cm" svg:height="11.694cm" svg:x="1.4cm" svg:y="3.8cm" presentation:class="outline" presentation:user-transformed="true">
          <draw:text-box>
            <text:p text:style-name="P13"><text:span text:style-name="T3">public class MyReducer extends Reducer&lt;Text, </text:span><text:span text:style-name="T3">MapWritable, Text, MyMapWritable&gt; {</text:span></text:p>
            <text:p text:style-name="P13"><text:span text:style-name="T3"><text:s text:c="4"/></text:span><text:span text:style-name="T3">public void reduce(Text key, </text:span><text:span text:style-name="T3">Iterable&lt;MapWritable&gt; values, Context </text:span><text:span text:style-name="T3">context) throws IOException, </text:span><text:span text:style-name="T3">InterruptedException {</text:span></text:p>
            <text:p text:style-name="P13"><text:span text:style-name="T3"><text:s text:c="8"/></text:span><text:span text:style-name="T3">MyMapWritable H = new </text:span><text:span text:style-name="T3">MyMapWritable();</text:span></text:p>
            <text:p text:style-name="P13"><text:span text:style-name="T3"><text:s text:c="8"/></text:span><text:span text:style-name="T3">int total = 0;</text:span></text:p>
            <text:p text:style-name="P13"><text:span text:style-name="T3"><text:s text:c="8"/></text:span><text:span text:style-name="T3">for(MapWritable m : values) {</text:span></text:p>
            <text:p text:style-name="P13"><text:span text:style-name="T3"><text:s text:c="12"/></text:span><text:span text:style-name="T3">for(Entry&lt;Writable, Writable&gt; e : </text:span><text:span text:style-name="T3">m.entrySet()) {</text:span></text:p>
            <text:p text:style-name="P13"><text:span text:style-name="T3"><text:s text:c="16"/></text:span><text:span text:style-name="T3">total += </text:span><text:span text:style-name="T3">((IntWritable)e.getValue()).get();</text:span></text:p>
            <text:p text:style-name="P13"><text:span text:style-name="T3"><text:s text:c="16"/></text:span><text:span text:style-name="T3">if(!</text:span><text:span text:style-name="T3">H.containsKey(e.getKey())) {</text:span></text:p>
            <text:p text:style-name="P13"><text:span text:style-name="T3"><text:s text:c="20"/></text:span><text:span text:style-name="T3">H.put(e.getKey(), </text:span><text:span text:style-name="T3">e.getValue());</text:span></text:p>
            <text:p text:style-name="P13"><text:span text:style-name="T3"><text:s text:c="16"/></text:span><text:span text:style-name="T3">} else {</text:span></text:p>
            <text:p text:style-name="P13"><text:span text:style-name="T4"><text:s text:c="20"/></text:span><text:span text:style-name="T4">H.put(e.getKey(), new </text:span><text:span text:style-name="T4">IntWritable(((IntWritable)H.get(e.getKey())).</text:span><text:span text:style-name="T4">get()+((IntWritable)e.getValue()).get()</text:span><text:span text:style-name="T3">))</text:span></text:p>
            <text:p text:style-name="P13"><text:span text:style-name="T3"><text:s text:c="16"/></text:span><text:span text:style-name="T3">}</text:span></text:p>
            <text:p text:style-name="P13"><text:span text:style-name="T3"><text:s text:c="12"/></text:span><text:span text:style-name="T3">}</text:span></text:p>
            <text:p text:style-name="P13"><text:span text:style-name="T3"><text:s text:c="8"/></text:span><text:span text:style-name="T3">}</text:span></text:p>
            <text:p text:style-name="P13"><text:span text:style-name="T3"><text:s text:c="8"/></text:span><text:span text:style-name="T3">for(Entry&lt;Writable, Writable&gt; e : </text:span><text:span text:style-name="T3">H.entrySet()) {</text:span></text:p>
            <text:p text:style-name="P13"><text:span text:style-name="T3"><text:s text:c="12"/></text:span><text:span text:style-name="T3">double value = </text:span><text:span text:style-name="T3">((IntWritable)e.getValue()).get()/(double)tot</text:span><text:span text:style-name="T3">al;</text:span></text:p>
            <text:p text:style-name="P13"><text:span text:style-name="T3"><text:s text:c="12"/></text:span><text:span text:style-name="T3">e.setValue(new </text:span><text:span text:style-name="T3">DoubleWritable(value));</text:span></text:p>
            <text:p text:style-name="P13"><text:span text:style-name="T3"><text:s text:c="8"/></text:span><text:span text:style-name="T3">}</text:span></text:p>
            <text:p text:style-name="P13"><text:span text:style-name="T3"><text:s text:c="8"/></text:span><text:span text:style-name="T3">context.write(key, H);</text:span></text:p>
            <text:p text:style-name="P13"><text:span text:style-name="T3"><text:s text:c="4"/></text:span><text:span text:style-name="T3">}</text:span></text:p>
            <text:p text:style-name="P11"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Result of STRIPE approach</text:span></text:p>
          </draw:text-box>
        </draw:frame>
        <draw:frame draw:style-name="standard" draw:layer="layout" svg:width="25.199cm" svg:height="11.221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>Mappers</text:p>
              </table:table-cell>
              <table:table-cell>
                <text:p>Reducers</text:p>
              </table:table-cell>
            </table:table-row>
            <table:table-row table:style-name="ro8">
              <table:table-cell table:style-name="gray2">
                <text:p>&lt;A10, {B12:1 D76:1 C31:1 }&gt;</text:p>
                <text:p>&lt;A12, {B11:1 B12:2 A10:1 D76:2 C31:4 }&gt;</text:p>
                <text:p>&lt;B11, {B12:3 A10:1 A12:2 D76:4 C31:7 }&gt;</text:p>
                <text:p>&lt;B12, {B11:2 A12:1 D76:2 C31:4 }&gt;</text:p>
                <text:p>&lt;C31, {B11:2 B12:3 A10:1 A12:2 D76:4 }&gt;</text:p>
                <text:p>&lt;D76, {B11:3 B12:4 A10:1 A12:2 C31:6 }&gt;</text:p>
              </table:table-cell>
              <table:table-cell table:style-name="ce2">
                <text:p text:style-name="P7"><text:span text:style-name="T6">A10</text:span><text:span text:style-name="T6"><text:tab/></text:span><text:span text:style-name="T6">{B12 = 0.3333333333333333, D76 = 0.3333333333333333, C31 = 0.3333333333333333}</text:span></text:p>
                <text:p text:style-name="P7"><text:span text:style-name="T6">A12</text:span><text:span text:style-name="T6"><text:tab/></text:span><text:span text:style-name="T6">{A10 = 0.1, B12 = 0.2, B11 = 0.1, D76 = 0.2, C31 = 0.4}</text:span></text:p>
                <text:p text:style-name="P7"><text:span text:style-name="T6">B11</text:span><text:span text:style-name="T6"><text:tab/></text:span><text:span text:style-name="T6">{A12 = 0.11764705882352941, A10 = 0.058823529411764705, B12 = 0.17647058823529413, D76 = 0.23529411764705882, C31 = 0.4117647058823529}</text:span></text:p>
                <text:p text:style-name="P7"><text:span text:style-name="T6">B12</text:span><text:span text:style-name="T6"><text:tab/></text:span><text:span text:style-name="T6">{A12 = 0.1111111111111111, B11 = 0.2222222222222222, D76 = 0.2222222222222222, C31 = 0.4444444444444444}</text:span></text:p>
                <text:p text:style-name="P7"><text:span text:style-name="T6">C31</text:span><text:span text:style-name="T6"><text:tab/></text:span><text:span text:style-name="T6">{A12 = 0.16666666666666666, A10 = 0.08333333333333333, B12 = 0.25, B11 = 0.16666666666666666, D76 = 0.3333333333333333}</text:span></text:p>
                <text:p text:style-name="P7"><text:span text:style-name="T6">D76</text:span><text:span text:style-name="T6"><text:tab/></text:span><text:span text:style-name="T6">{A12 = 0.125, A10 = 0.0625, B12 = 0.25, B11 = 0.1875, C31 = 0.375}</text:span></text:p>
              </table:table-cell>
            </table:table-row>
            <table:table-row table:style-name="ro9" table:default-cell-style-name="ce2">
              <table:table-cell>
                <text:p text:style-name="P7"><text:span text:style-name="T6">Total time spent by all maps in occupied slots (ms)=7869</text:span></text:p>
                <text:p text:style-name="P7">Map output records=6</text:p>
                <text:p text:style-name="P7"><text:span text:style-name="T6">Map output bytes=324</text:span></text:p>
              </table:table-cell>
              <table:table-cell>
                <text:p text:style-name="P7"><text:span text:style-name="T6">Total time spent by all reduce tasks (ms)=40952</text:span></text:p>
                <text:p text:style-name="P7"><text:span text:style-name="T6">Virtual memory (bytes) snapshot=2982838272</text:span></text:p>
                <text:p text:style-name="P7"><text:span text:style-name="T6">Reduce output records=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Pseudo code for HYBRID approach</text:span></text:p>
          </draw:text-box>
        </draw:frame>
        <draw:frame presentation:style-name="pr4" draw:text-style-name="P4" draw:layer="layout" svg:width="25.2cm" svg:height="11.44cm" svg:x="1.4cm" svg:y="3.8cm" presentation:class="outline" presentation:user-transformed="true">
          <draw:text-box>
            <text:p><text:span text:style-name="T3">Class Reducer</text:span></text:p>
            <text:p><text:span text:style-name="T3"><text:s text:c="4"/></text:span><text:span text:style-name="T3">method initialize</text:span></text:p>
            <text:p><text:span text:style-name="T3"><text:s text:c="8"/></text:span><text:span text:style-name="T3">H ← new AssociativeArray</text:span></text:p>
            <text:p><text:span text:style-name="T3"><text:s text:c="8"/></text:span><text:span text:style-name="T3">Uprev ← null</text:span></text:p>
            <text:p><text:span text:style-name="T3"><text:s text:c="4"/></text:span><text:span text:style-name="T3">method reduce((u,v), [c</text:span><text:span text:style-name="T10">1</text:span><text:span text:style-name="T3">, c</text:span><text:span text:style-name="T9">2</text:span><text:span text:style-name="T3">, …, c</text:span><text:span text:style-name="T9">n</text:span><text:span text:style-name="T3">])</text:span></text:p>
            <text:p><text:span text:style-name="T3"><text:s text:c="8"/></text:span><text:span text:style-name="T3">if(u != Uprev &amp;&amp; uprev != null)</text:span></text:p>
            <text:p><text:span text:style-name="T3"><text:s text:c="12"/></text:span><text:span text:style-name="T3">Total = total(H)</text:span></text:p>
            <text:p><text:span text:style-name="T3"><text:s text:c="12"/></text:span><text:span text:style-name="T3">Emit(Uprev, H/Total)</text:span></text:p>
            <text:p><text:span text:style-name="T3"><text:s text:c="12"/></text:span><text:span text:style-name="T3">H ← new AssociativeArray</text:span></text:p>
            <text:p><text:span text:style-name="T3"><text:s text:c="8"/></text:span><text:span text:style-name="T3">Sum = Σci</text:span></text:p>
            <text:p><text:span text:style-name="T3"><text:s text:c="8"/></text:span><text:span text:style-name="T3">H{V} ← Sum</text:span></text:p>
            <text:p><text:span text:style-name="T3"><text:s text:c="8"/></text:span><text:span text:style-name="T3">Uprev ← U</text:span></text:p>
            <text:p><text:span text:style-name="T3"><text:s text:c="4"/></text:span><text:span text:style-name="T3">method close</text:span></text:p>
            <text:p><text:span text:style-name="T3"><text:s text:c="8"/></text:span><text:span text:style-name="T3">Total ← Total(H)</text:span></text:p>
            <text:p><text:span text:style-name="T3"><text:s text:c="8"/></text:span><text:span text:style-name="T3">Emit(Uprev, H/Total)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Java code for HYBRID approach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apper</text:p>
                <text:list>
                  <text:list-item>
                    <text:p>Setup</text:p>
                  </text:list-item>
                  <text:list-item>
                    <text:p>Map</text:p>
                  </text:list-item>
                  <text:list-item>
                    <text:p>Cleanup</text:p>
                  </text:list-item>
                </text:list>
              </text:list-item>
              <text:list-item>
                <text:p>Partitioner (SAME AS THE PAIR APPROACH)</text:p>
              </text:list-item>
              <text:list-item>
                <text:p>Comparator (SAME AS THE PAIR APPROACH)</text:p>
              </text:list-item>
              <text:list-item>
                <text:p>Reducer</text:p>
                <text:list>
                  <text:list-item>
                    <text:p>Setup</text:p>
                  </text:list-item>
                  <text:list-item>
                    <text:p>Reduce</text:p>
                  </text:list-item>
                  <text:list-item>
                    <text:p>FlushHashmap</text:p>
                  </text:list-item>
                  <text:list-item>
                    <text:p>Clean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- Mapper</text:span>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5"><text:span text:style-name="T3">public class MyMapper extends </text:span><text:span text:style-name="T3">Mapper&lt;LongWritable, Text, TextPairWritable, </text:span><text:span text:style-name="T3">IntWritable&gt; {</text:span></text:p>
            <text:p text:style-name="P5"><text:span text:style-name="T3"><text:s text:c="4"/></text:span><text:span text:style-name="T3">private Map&lt;TextPairWritable, Integer&gt; H;</text:span></text:p>
            <text:p text:style-name="P5"><text:span text:style-name="T3"><text:s text:c="4"/></text:span><text:span text:style-name="T3">protected void setup(Mapper&lt;LongWritable, </text:span><text:span text:style-name="T3">Text, TextPairWritable, IntWritable&gt;.Context </text:span><text:span text:style-name="T3">context);</text:span></text:p>
            <text:p text:style-name="P5"><text:span text:style-name="T3"><text:s text:c="4"/></text:span><text:span text:style-name="T3">protected void </text:span><text:span text:style-name="T3">cleanup(Mapper&lt;LongWritable, Text, </text:span><text:span text:style-name="T3">TextPairWritable, IntWritable&gt;.Context </text:span><text:span text:style-name="T3">context);</text:span></text:p>
            <text:p text:style-name="P5"><text:span text:style-name="T3"><text:s text:c="4"/></text:span><text:span text:style-name="T3">public void map(LongWritable key, Text </text:span><text:span text:style-name="T3">value, Context 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Mapper – setup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5"><text:span text:style-name="T3">protected void setup(Mapper&lt;LongWritable, </text:span><text:span text:style-name="T3">Text, TextPairWritable, IntWritable&gt;.Context </text:span><text:span text:style-name="T3">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super.setup(context);</text:span></text:p>
            <text:p text:style-name="P5"><text:span text:style-name="T3"><text:s text:c="4"/></text:span><text:span text:style-name="T3">H = new HashMap&lt;TextPairWritable, </text:span><text:span text:style-name="T3">Integer&gt;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Mapper – map</text:span></text:p>
          </draw:text-box>
        </draw:frame>
        <draw:frame presentation:style-name="pr4" draw:text-style-name="P13" draw:layer="layout" svg:width="25.2cm" svg:height="10.932cm" svg:x="1.4cm" svg:y="3.8cm" presentation:class="outline" presentation:user-transformed="true">
          <draw:text-box>
            <text:p text:style-name="P13"><text:span text:style-name="T3">public void map(LongWritable key, Text value, </text:span><text:span text:style-name="T3">Context context) throws IOException, </text:span><text:span text:style-name="T3">InterruptedException {</text:span></text:p>
            <text:p text:style-name="P13"><text:span text:style-name="T4"><text:s text:c="4"/></text:span><text:span text:style-name="T4">String[] tokens = </text:span><text:span text:style-name="T3">value.toString().split("\\s");</text:span></text:p>
            <text:p text:style-name="P13"><text:span text:style-name="T3"><text:s text:c="4"/></text:span><text:span text:style-name="T3">for(int i = 0; i &lt; tokens.length; ++i) {</text:span></text:p>
            <text:p text:style-name="P13"><text:span text:style-name="T4"><text:s text:c="8"/></text:span><text:span text:style-name="T4">Text word = new Text(</text:span><text:span text:style-name="T3">tokens[i]);</text:span></text:p>
            <text:p text:style-name="P13"><text:span text:style-name="T3"><text:s text:c="8"/></text:span><text:span text:style-name="T3">for(int j = i+1; j &lt; tokens.length; +</text:span><text:span text:style-name="T3">+j) {</text:span></text:p>
            <text:p text:style-name="P13"><text:span text:style-name="T3"><text:s text:c="12"/></text:span><text:span text:style-name="T3">if(tokens[i].equals(tokens[j]))</text:span></text:p>
            <text:p text:style-name="P13"><text:span text:style-name="T3"><text:s text:c="16"/></text:span><text:span text:style-name="T3">break;</text:span></text:p>
            <text:p text:style-name="P13"><text:span text:style-name="T3"><text:s text:c="12"/></text:span><text:span text:style-name="T3">TextPairWritable wordKey = new </text:span><text:span text:style-name="T3">TextPairWritable(word, new Text(tokens[j]));</text:span></text:p>
            <text:p text:style-name="P13"><text:span text:style-name="T3"><text:s text:c="12"/></text:span><text:span text:style-name="T3">if(H.containsKey(wordKey)) {</text:span></text:p>
            <text:p text:style-name="P13"><text:span text:style-name="T3"><text:s text:c="16"/></text:span><text:span text:style-name="T3">H.put(wordKey, H.get(wordKey)</text:span><text:span text:style-name="T3">+1);</text:span></text:p>
            <text:p text:style-name="P13"><text:span text:style-name="T3"><text:s text:c="12"/></text:span><text:span text:style-name="T3">} else {</text:span></text:p>
            <text:p text:style-name="P13"><text:span text:style-name="T3"><text:s text:c="16"/></text:span><text:span text:style-name="T3">H.put(wordKey, 1);</text:span></text:p>
            <text:p text:style-name="P13"><text:span text:style-name="T3"><text:s text:c="12"/></text:span><text:span text:style-name="T3">}</text:span></text:p>
            <text:p text:style-name="P13"><text:span text:style-name="T3"><text:s text:c="8"/></text:span><text:span text:style-name="T3">}</text:span></text:p>
            <text:p text:style-name="P13"><text:span text:style-name="T3"><text:s text:c="4"/></text:span><text:span text:style-name="T3">}</text:span></text:p>
            <text:p text:style-name="P11"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Mapper – cleanup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5"><text:span text:style-name="T3">protected void cleanup(Mapper&lt;LongWritable, </text:span><text:span text:style-name="T3">Text, TextPairWritable, IntWritable&gt;.Context </text:span><text:span text:style-name="T3">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for(Map.Entry&lt;TextPairWritable, Integer&gt; </text:span><text:span text:style-name="T3">k : H.entrySet()) {</text:span></text:p>
            <text:p text:style-name="P5"><text:span text:style-name="T3"><text:s text:c="8"/></text:span><text:span text:style-name="T3">context.write(k.getKey(), new </text:span><text:span text:style-name="T3">IntWritable(k.getValue()))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super.cleanup(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Reducer</text:span>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p text:style-name="P5"><text:span text:style-name="T3">public class MyReducer extends </text:span><text:span text:style-name="T3">Reducer&lt;TextPairWritable, IntWritable, Text, </text:span><text:span text:style-name="T3">MyMapWritable&gt; {</text:span></text:p>
            <text:p text:style-name="P5"><text:span text:style-name="T3"><text:s text:c="4"/></text:span><text:span text:style-name="T3">private MyMapWritable H;</text:span></text:p>
            <text:p text:style-name="P5"><text:span text:style-name="T3"><text:s text:c="4"/></text:span><text:span text:style-name="T3">private Text uprev;</text:span></text:p>
            <text:p text:style-name="P5"><text:span text:style-name="T3"/></text:p>
            <text:p text:style-name="P5"><text:span text:style-name="T3"><text:s text:c="4"/></text:span><text:span text:style-name="T3">protected void </text:span><text:span text:style-name="T3">setup(Reducer&lt;TextPairWritable, IntWritable, </text:span><text:span text:style-name="T3">Text, MyMapWritable&gt;.Context context);</text:span></text:p>
            <text:p text:style-name="P5"><text:span text:style-name="T3"><text:s text:c="4"/></text:span><text:span text:style-name="T3">private void flushHashMap(Context </text:span><text:span text:style-name="T3">context);</text:span></text:p>
            <text:p text:style-name="P5"><text:span text:style-name="T3"><text:s text:c="4"/></text:span><text:span text:style-name="T3">public void reduce(TextPairWritable key, </text:span><text:span text:style-name="T3">Iterable&lt;IntWritable&gt; values, Context </text:span><text:span text:style-name="T3">context);</text:span></text:p>
            <text:p text:style-name="P5"><text:span text:style-name="T3"><text:s text:c="4"/></text:span><text:span text:style-name="T3">protected void </text:span><text:span text:style-name="T3">cleanup(Reducer&lt;TextPairWritable, </text:span><text:span text:style-name="T3">IntWritable, Text, MyMapWritable&gt;.Context </text:span><text:span text:style-name="T3">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Reducer - setup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 text:style-name="P5"><text:span text:style-name="T3">protected void </text:span><text:span text:style-name="T3">setup(Reducer&lt;TextPairWritable, IntWritable, </text:span><text:span text:style-name="T3">Text, MyMapWritable&gt;.Context 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super.setup(context);</text:span></text:p>
            <text:p text:style-name="P5"><text:span text:style-name="T3"><text:s text:c="4"/></text:span><text:span text:style-name="T3">H = new MyMapWritable();</text:span></text:p>
            <text:p text:style-name="P5"><text:span text:style-name="T3"><text:s text:c="4"/></text:span><text:span text:style-name="T3">uprev = null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Reducer - reduce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5"><text:span text:style-name="T3">public void reduce(TextPairWritable key, </text:span><text:span text:style-name="T3">Iterable&lt;IntWritable&gt; values, Context </text:span><text:span text:style-name="T3">context) throws IOException, </text:span><text:span text:style-name="T3">InterruptedException {</text:span></text:p>
            <text:p text:style-name="P5"><text:span text:style-name="T3"><text:s text:c="4"/></text:span><text:span text:style-name="T3">if(!key.getLeft().equals(uprev) &amp;&amp; </text:span><text:span text:style-name="T3">uprev != null) {</text:span></text:p>
            <text:p text:style-name="P5"><text:span text:style-name="T3"><text:s text:c="8"/></text:span><text:span text:style-name="T3">this.flushHashMap(context)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3">int sum = 0;</text:span></text:p>
            <text:p text:style-name="P5"><text:span text:style-name="T3"><text:s text:c="4"/></text:span><text:span text:style-name="T3">for(IntWritable e : values) {</text:span></text:p>
            <text:p text:style-name="P5"><text:span text:style-name="T3"><text:s text:c="8"/></text:span><text:span text:style-name="T3">sum += e.get()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3">H.put(new Text(key.getRight()), new </text:span><text:span text:style-name="T3">IntWritable(sum));</text:span></text:p>
            <text:p text:style-name="P5"><text:span text:style-name="T3"><text:s text:c="4"/></text:span><text:span text:style-name="T3">uprev = new Text(key.getLeft()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Reducer - flushHashMap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 text:style-name="P5"><text:span text:style-name="T3">private void flushHashMap(Context context) </text:span><text:span text:style-name="T3">throws IOException, InterruptedException {</text:span></text:p>
            <text:p text:style-name="P5"><text:span text:style-name="T3"><text:s text:c="4"/></text:span><text:span text:style-name="T3">int total = 0;</text:span></text:p>
            <text:p text:style-name="P5"><text:span text:style-name="T3"><text:s text:c="4"/></text:span><text:span text:style-name="T3">for(Entry&lt;Writable, Writable&gt; e : </text:span><text:span text:style-name="T3">H.entrySet()) {</text:span></text:p>
            <text:p text:style-name="P5"><text:span text:style-name="T3"><text:s text:c="8"/></text:span><text:span text:style-name="T3">total += </text:span><text:span text:style-name="T3">((IntWritable)e.getValue()).get()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3">for(Entry&lt;Writable, Writable&gt; e : </text:span><text:span text:style-name="T3">H.entrySet()) {</text:span></text:p>
            <text:p text:style-name="P5"><text:span text:style-name="T3"><text:s text:c="8"/></text:span><text:span text:style-name="T3">e.setValue(new </text:span><text:span text:style-name="T3">DoubleWritable(((IntWritable)e.getValue()).ge</text:span><text:span text:style-name="T3">t()/(double)total))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3">context.write(uprev, H);</text:span></text:p>
            <text:p text:style-name="P5"><text:span text:style-name="T4"><text:s text:c="4"/></text:span><text:span text:style-name="T3">H = new MyMapWritable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Java code for HYBRID approach – Reducer - cleanup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5"><text:span text:style-name="T3">protected void </text:span><text:span text:style-name="T3">cleanup(Reducer&lt;TextPairWritable, </text:span><text:span text:style-name="T3">IntWritable, Text, MyMapWritable&gt;.Context </text:span><text:span text:style-name="T3">context)</text:span></text:p>
            <text:p text:style-name="P5"><text:span text:style-name="T3">throws IOException, InterruptedException {</text:span></text:p>
            <text:p text:style-name="P5"><text:span text:style-name="T3"><text:s text:c="4"/></text:span><text:span text:style-name="T3">this.flushHashMap(context);</text:span></text:p>
            <text:p text:style-name="P5"><text:span text:style-name="T3"><text:s text:c="4"/></text:span><text:span text:style-name="T3">super.cleanup(context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Result of HYBRID approach</text:span></text:p>
          </draw:text-box>
        </draw:frame>
        <draw:frame draw:style-name="standard" draw:layer="layout" svg:width="25.199cm" svg:height="11.221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>Mapper</text:p>
              </table:table-cell>
              <table:table-cell>
                <text:p>Reducers</text:p>
              </table:table-cell>
            </table:table-row>
            <table:table-row table:style-name="ro10" table:default-cell-style-name="ce2">
              <table:table-cell>
                <text:p text:style-name="P7"><text:span text:style-name="T6">&lt;(A10, B12), 1&gt;</text:span></text:p>
                <text:p text:style-name="P7"><text:span text:style-name="T6">&lt;(A10, C31), 1&gt;</text:span></text:p>
                <text:p text:style-name="P7"><text:span text:style-name="T6">&lt;(A10, D76), 1&gt;</text:span></text:p>
                <text:p text:style-name="P7"><text:span text:style-name="T6">&lt;(A12, A10), 1&gt;</text:span></text:p>
                <text:p text:style-name="P7"><text:span text:style-name="T6">&lt;(A12, B11), 1&gt;</text:span></text:p>
                <text:p text:style-name="P7"><text:span text:style-name="T6">&lt;(A12, B12), 2&gt;</text:span></text:p>
                <text:p text:style-name="P7"><text:span text:style-name="T6">&lt;(A12, C31), 4&gt;</text:span></text:p>
                <text:p text:style-name="P7"><text:span text:style-name="T6">&lt;(A12, D76), 2&gt;</text:span></text:p>
                <text:p text:style-name="P7"><text:span text:style-name="T6">&lt;(B11, A10), 1&gt;</text:span></text:p>
                <text:p text:style-name="P7"><text:span text:style-name="T6">&lt;(B11, A12), 2&gt;</text:span></text:p>
                <text:p text:style-name="P7"><text:span text:style-name="T6">&lt;(B11, B12), 3&gt;</text:span></text:p>
                <text:p text:style-name="P7"><text:span text:style-name="T6">&lt;(B11, C31), 7&gt;</text:span></text:p>
                <text:p text:style-name="P7"><text:span text:style-name="T6">&lt;(B11, D76), 4&gt;</text:span></text:p>
                <text:p text:style-name="P7"><text:span text:style-name="T6">&lt;(B12, A12), 1&gt;</text:span></text:p>
                <text:p text:style-name="P7"><text:span text:style-name="T6">&lt;(B12, B11), 2&gt;</text:span></text:p>
                <text:p text:style-name="P7"><text:span text:style-name="T6">...</text:span></text:p>
              </table:table-cell>
              <table:table-cell>
                <text:p text:style-name="P7"><text:span text:style-name="T6">A10</text:span><text:span text:style-name="T6"><text:tab/></text:span><text:span text:style-name="T6">{B12 = 0.3333333333333333, D76 = 0.3333333333333333, C31 = 0.3333333333333333}</text:span></text:p>
                <text:p text:style-name="P7"><text:span text:style-name="T6">A12</text:span><text:span text:style-name="T6"><text:tab/></text:span><text:span text:style-name="T6">{A10 = 0.1, B12 = 0.2, B11 = 0.1, D76 = 0.2, C31 = 0.4}</text:span></text:p>
                <text:p text:style-name="P7"><text:span text:style-name="T6">B11</text:span><text:span text:style-name="T6"><text:tab/></text:span><text:span text:style-name="T6">{A12 = 0.11764705882352941, A10 = 0.058823529411764705, B12 = 0.17647058823529413, D76 = 0.23529411764705882, C31 = 0.4117647058823529}</text:span></text:p>
                <text:p text:style-name="P7"><text:span text:style-name="T6">B12</text:span><text:span text:style-name="T6"><text:tab/></text:span><text:span text:style-name="T6">{A12 = 0.1111111111111111, B11 = 0.2222222222222222, D76 = 0.2222222222222222, C31 = 0.4444444444444444}</text:span></text:p>
                <text:p text:style-name="P7"><text:span text:style-name="T6">C31</text:span><text:span text:style-name="T6"><text:tab/></text:span><text:span text:style-name="T6">{A12 = 0.16666666666666666, A10 = 0.08333333333333333, B12 = 0.25, B11 = 0.16666666666666666, D76 = 0.3333333333333333}</text:span></text:p>
                <text:p text:style-name="P7"><text:span text:style-name="T6">D76</text:span><text:span text:style-name="T6"><text:tab/></text:span><text:span text:style-name="T6">{A12 = 0.125, A10 = 0.0625, B12 = 0.25, B11 = 0.1875, C31 = 0.375}</text:span></text:p>
              </table:table-cell>
            </table:table-row>
            <table:table-row table:style-name="ro11">
              <table:table-cell table:style-name="ce2">
                <text:p text:style-name="P7"><text:span text:style-name="T6">Total time spent by all map tasks (ms)=9203</text:span></text:p>
                <text:p text:style-name="P7"><text:span text:style-name="T6">Map output records=27</text:span></text:p>
                <text:p text:style-name="P7"><text:span text:style-name="T6">Map output bytes=324</text:span></text:p>
              </table:table-cell>
              <table:table-cell table:style-name="ce6">
                <text:p text:style-name="P14"><text:span text:style-name="T11">Total time spent by all reduce tasks (ms)=43854</text:span></text:p>
                <text:p text:style-name="P14"><text:span text:style-name="T11">Virtual memory (bytes) snapshot=2975440896</text:span></text:p>
                <text:p text:style-name="P14"><text:span text:style-name="T11">Reduce output records=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<text:span text:style-name="T1">Time and resource comparison : Pair-Stripe-Hybrid</text:span></text:p>
          </draw:text-box>
        </draw:frame>
        <draw:frame draw:style-name="standard" draw:layer="layout" svg:width="20.697cm" svg:height="7.273cm" svg:x="1.4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7">
              <table:table-cell table:style-name="ce2"/>
              <table:table-cell table:number-columns-spanned="2">
                <text:p text:style-name="P16">Pair</text:p>
              </table:table-cell>
              <table:covered-table-cell/>
              <table:table-cell table:number-columns-spanned="2">
                <text:p text:style-name="P16">Stripe</text:p>
              </table:table-cell>
              <table:covered-table-cell/>
              <table:table-cell table:number-columns-spanned="2">
                <text:p text:style-name="P16">Hybrid</text:p>
              </table:table-cell>
              <table:covered-table-cell/>
            </table:table-row>
            <table:table-row table:style-name="ro1" table:default-cell-style-name="ce7">
              <table:table-cell table:style-name="ce2"/>
              <table:table-cell>
                <text:p text:style-name="P16">Mapper</text:p>
              </table:table-cell>
              <table:table-cell>
                <text:p text:style-name="P16">Reducer</text:p>
              </table:table-cell>
              <table:table-cell>
                <text:p text:style-name="P16">Mapper</text:p>
              </table:table-cell>
              <table:table-cell>
                <text:p text:style-name="P16">Reducer</text:p>
              </table:table-cell>
              <table:table-cell>
                <text:p text:style-name="P16">Mapper</text:p>
              </table:table-cell>
              <table:table-cell>
                <text:p text:style-name="P16">Reducer</text:p>
              </table:table-cell>
            </table:table-row>
            <table:table-row table:style-name="ro1" table:default-cell-style-name="ce7">
              <table:table-cell table:style-name="ce2">
                <text:p text:style-name="P7">Time spent (ms)</text:p>
              </table:table-cell>
              <table:table-cell>
                <text:p text:style-name="P16">8092</text:p>
              </table:table-cell>
              <table:table-cell>
                <text:p text:style-name="P16">40602</text:p>
              </table:table-cell>
              <table:table-cell>
                <text:p text:style-name="P16">7869</text:p>
              </table:table-cell>
              <table:table-cell>
                <text:p text:style-name="P16">40952</text:p>
              </table:table-cell>
              <table:table-cell>
                <text:p text:style-name="P16">9203</text:p>
              </table:table-cell>
              <table:table-cell>
                <text:p text:style-name="P16">43854</text:p>
              </table:table-cell>
            </table:table-row>
            <table:table-row table:style-name="ro12" table:default-cell-style-name="ce7">
              <table:table-cell table:style-name="ce2">
                <text:p text:style-name="P7">Total Time spent (ms)</text:p>
              </table:table-cell>
              <table:table-cell table:number-columns-spanned="2">
                <text:p text:style-name="P16">48694 (1)</text:p>
              </table:table-cell>
              <table:covered-table-cell/>
              <table:table-cell table:number-columns-spanned="2">
                <text:p text:style-name="P16">48821 (2)</text:p>
              </table:table-cell>
              <table:covered-table-cell/>
              <table:table-cell table:number-columns-spanned="2">
                <text:p text:style-name="P16">53057 (3)</text:p>
              </table:table-cell>
              <table:covered-table-cell/>
            </table:table-row>
            <table:table-row table:style-name="ro12" table:default-cell-style-name="ce7">
              <table:table-cell table:style-name="ce2">
                <text:p text:style-name="P7">Virtual memory (bytes) snapshot</text:p>
              </table:table-cell>
              <table:table-cell table:number-columns-spanned="2">
                <text:p text:style-name="P16">2969473024 (1)</text:p>
              </table:table-cell>
              <table:covered-table-cell/>
              <table:table-cell table:number-columns-spanned="2">
                <text:p text:style-name="P16">2982838272 (3)</text:p>
              </table:table-cell>
              <table:covered-table-cell/>
              <table:table-cell table:number-columns-spanned="2">
                <text:p text:style-name="P16">2975440896 (2)</text:p>
              </table:table-cell>
              <table:covered-table-cell/>
            </table:table-row>
            <table:table-row table:style-name="ro12" table:default-cell-style-name="ce7">
              <table:table-cell table:style-name="ce2">
                <text:p text:style-name="P7">Output Records</text:p>
              </table:table-cell>
              <table:table-cell>
                <text:p text:style-name="P16">33</text:p>
              </table:table-cell>
              <table:table-cell>
                <text:p text:style-name="P16">27</text:p>
              </table:table-cell>
              <table:table-cell>
                <text:p text:style-name="P16">6</text:p>
              </table:table-cell>
              <table:table-cell>
                <text:p text:style-name="P16">6</text:p>
              </table:table-cell>
              <table:table-cell>
                <text:p text:style-name="P16">27</text:p>
              </table:table-cell>
              <table:table-cell>
                <text:p text:style-name="P16">6</text:p>
              </table:table-cell>
            </table:table-row>
            <table:table-row table:style-name="ro12" table:default-cell-style-name="ce7">
              <table:table-cell table:style-name="ce2">
                <text:p text:style-name="P7">Total Output Records</text:p>
              </table:table-cell>
              <table:table-cell table:number-columns-spanned="2">
                <text:p text:style-name="P16">60 (3)</text:p>
              </table:table-cell>
              <table:covered-table-cell/>
              <table:table-cell table:number-columns-spanned="2">
                <text:p text:style-name="P16">12 (1)</text:p>
              </table:table-cell>
              <table:covered-table-cell/>
              <table:table-cell table:number-columns-spanned="2">
                <text:p text:style-name="P16">33 (2)</text:p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park Proje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asure the Average Age of Titanic Passengers by Passenger Class (1<text:span text:style-name="T12">st</text:span>, 2<text:span text:style-name="T12">nd</text:span> and 3<text:span text:style-name="T12">rd</text:span>)</text:p>
              </text:list-item>
              <text:list-item>
                <text:p>Dataset Link:<text:span text:style-name="T13"> </text:span><text:span text:style-name="T13"><text:a xlink:href="https://vincentarelbundock.github.io/Rdatasets/csv/carData/TitanicSurvival.csv" xlink:type="simple">https://vincentarelbundock.github.io/Rdatasets/csv/carData/TitanicSurvival.csv</text:a></text:span></text:p>
              </text:list-item>
              <text:list-item>
                <text:p>Categorical Variable: passengerClass (1, 2, 3)</text:p>
              </text:list-item>
              <text:list-item>
                <text:p>Numeric Variable: 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Scala code</text:span></text:p>
          </draw:text-box>
        </draw:frame>
        <draw:frame presentation:style-name="pr4" draw:text-style-name="P17" draw:layer="layout" svg:width="25.2cm" svg:height="9.134cm" svg:x="1.4cm" svg:y="3.8cm" presentation:class="outline">
          <draw:text-box>
            <text:p text:style-name="P17"><text:span text:style-name="T2">import org.apache.spark._</text:span></text:p>
            <text:p text:style-name="P17"><text:span text:style-name="T2">import org.apache.spark.rdd.RDD</text:span></text:p>
            <text:p text:style-name="P17"><text:span text:style-name="T2">import scala.util.control.Exception.allCatch</text:span></text:p>
            <text:p text:style-name="P17"><text:span text:style-name="T2"/></text:p>
            <text:p text:style-name="P17"><text:span text:style-name="T2">case class Passenger(name: String, survived: </text:span><text:span text:style-name="T2">Boolean, sex: Char, age: Double, pClass: Int)</text:span></text:p>
            <text:p text:style-name="P17"><text:span text:style-name="T2"/></text:p>
            <text:p text:style-name="P17"><text:span text:style-name="T2">object SparkCore extends App{</text:span></text:p>
            <text:p text:style-name="P17"><text:span text:style-name="T2"><text:s text:c="2"/></text:span><text:span text:style-name="T2">override def <text:s/>main(args: Array[String]) {</text:span></text:p>
            <text:p text:style-name="P17"><text:span text:style-name="T2"><text:s text:c="4"/></text:span><text:span text:style-name="T2">val conf = new </text:span><text:span text:style-name="T2">SparkConf().setAppName("Spark and </text:span><text:span text:style-name="T2">SparkSql").setMaster("local")</text:span></text:p>
            <text:p text:style-name="P17"><text:span text:style-name="T2"><text:s text:c="4"/></text:span><text:span text:style-name="T2">val sc = new SparkContext(conf)</text:span></text:p>
            <text:p text:style-name="P17"><text:span text:style-name="T2"><text:s text:c="4"/></text:span><text:span text:style-name="T2">def isNumber(s: String): Boolean = </text:span><text:span text:style-name="T2">(allCatch opt s.toDouble).isDefined</text:span></text:p>
            <text:p text:style-name="P17"><text:span text:style-name="T2"><text:s text:c="4"/></text:span><text:span text:style-name="T2">def getDataFromCSV(path : String): </text:span><text:span text:style-name="T2">RDD[Array[String]] = {</text:span></text:p>
            <text:p text:style-name="P17"><text:span text:style-name="T2"><text:s text:c="6"/></text:span><text:span text:style-name="T2">val csv = sc.textFile(path)</text:span></text:p>
            <text:p text:style-name="P17"><text:span text:style-name="T2"><text:s text:c="6"/></text:span><text:span text:style-name="T2">val headerAndRows = csv.map(line =&gt; </text:span><text:span text:style-name="T2">line.split(",").map(_.trim))</text:span></text:p>
            <text:p text:style-name="P17"><text:span text:style-name="T2"><text:s text:c="6"/></text:span><text:span text:style-name="T2">val header = headerAndRows.first();</text:span></text:p>
            <text:p text:style-name="P17"><text:span text:style-name="T2"><text:s text:c="6"/></text:span><text:span text:style-name="T2">headerAndRows.filter(_(0) != </text:span><text:span text:style-name="T2">header(0)).cache();</text:span></text:p>
            <text:p text:style-name="P17"><text:span text:style-name="T2"><text:s text:c="4"/></text:span><text:span text:style-name="T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cala Code</text:p>
          </draw:text-box>
        </draw:frame>
        <draw:frame presentation:style-name="pr4" draw:text-style-name="P18" draw:layer="layout" svg:width="25.2cm" svg:height="11.44cm" svg:x="1.4cm" svg:y="3.8cm" presentation:class="outline" presentation:user-transformed="true">
          <draw:text-box>
            <text:p text:style-name="P18"><text:span text:style-name="T14">def </text:span><text:span text:style-name="T14">calculateAverageAgeAndVariances(populationGro</text:span><text:span text:style-name="T14">upedData : RDD[(Int, Iterable[Passenger])]): </text:span><text:span text:style-name="T14">RDD[(Int, Double, Double)] = {</text:span></text:p>
            <text:p text:style-name="P18"><text:span text:style-name="T14"><text:s text:c="6"/></text:span><text:span text:style-name="T14">val populationAverageAge = </text:span><text:span text:style-name="T14">populationGroupedData.mapValues(</text:span></text:p>
            <text:p text:style-name="P18"><text:span text:style-name="T14"><text:s text:c="8"/></text:span><text:span text:style-name="T14">v =&gt; v.map(i =&gt; i.age).sum/v.size</text:span></text:p>
            <text:p text:style-name="P18"><text:span text:style-name="T14"><text:s text:c="6"/></text:span><text:span text:style-name="T14">).collectAsMap()</text:span></text:p>
            <text:p text:style-name="P18"><text:span text:style-name="T14"/></text:p>
            <text:p text:style-name="P18"><text:span text:style-name="T14"><text:s text:c="6"/></text:span><text:span text:style-name="T14">populationGroupedData.map(</text:span></text:p>
            <text:p text:style-name="P18"><text:span text:style-name="T14"><text:s text:c="8"/></text:span><text:span text:style-name="T14">v =&gt; (</text:span></text:p>
            <text:p text:style-name="P18"><text:span text:style-name="T14"><text:s text:c="10"/></text:span><text:span text:style-name="T14">v._1,</text:span></text:p>
            <text:p text:style-name="P18"><text:span text:style-name="T14"><text:s text:c="10"/></text:span><text:span text:style-name="T14">populationAverageAge.get(v._1).get,</text:span></text:p>
            <text:p text:style-name="P18"><text:span text:style-name="T14"><text:s text:c="10"/></text:span><text:span text:style-name="T14">v._2.map(i =&gt; Math.pow(i.age-</text:span><text:span text:style-name="T14">populationAverageAge.get(i.pClass).get,2)).su</text:span><text:span text:style-name="T14">m/v._2.size</text:span></text:p>
            <text:p text:style-name="P18"><text:span text:style-name="T14"><text:s text:c="8"/></text:span><text:span text:style-name="T14">)</text:span></text:p>
            <text:p text:style-name="P18"><text:span text:style-name="T14"><text:s text:c="6"/></text:span><text:span text:style-name="T14">).cache()</text:span></text:p>
            <text:p text:style-name="P18"><text:span text:style-name="T14"><text:s text:c="4"/></text:span><text:span text:style-name="T14">}</text:span></text:p>
            <text:p text:style-name="P18"><text:span text:style-name="T14"/></text:p>
            <text:p text:style-name="P18"><text:span text:style-name="T14"><text:s text:c="4"/></text:span><text:span text:style-name="T14">sc.setLogLevel("WARN")</text:span></text:p>
            <text:p text:style-name="P18"><text:span text:style-name="T14"><text:s text:c="4"/></text:span><text:span text:style-name="T14">val actualData = </text:span><text:span text:style-name="T14">getDataFromCSV("TitanicSurvival.csv")</text:span></text:p>
            <text:p text:style-name="P18"><text:span text:style-name="T14"><text:s text:c="4"/></text:span><text:span text:style-name="T14">val populationData = actualData.map(l =&gt; </text:span><text:span text:style-name="T14">Passenger((l(0)+ " " +l(1)).replace("\"",""), </text:span><text:span text:style-name="T14">l(2) == "\"yes\"", l(3).charAt(1), </text:span><text:span text:style-name="T14">if(isNumber(l(4))) l(4).toDouble else 0 , </text:span><text:span text:style-name="T14">l(5).substring(1,2).toInt))</text:span></text:p>
            <text:p text:style-name="P18"><text:span text:style-name="T14"><text:s text:c="4"/></text:span><text:span text:style-name="T14">val populationGroupedData = </text:span><text:span text:style-name="T14">populationData.groupBy(k =&gt; </text:span><text:span text:style-name="T14">k.pClass).cache();</text:span></text:p>
            <text:p text:style-name="P18"><text:span text:style-name="T14"><text:s text:c="4"/></text:span><text:span text:style-name="T14">val populationVariances = <text:s/></text:span><text:span text:style-name="T14">calculateAverageAgeAndVariances(populationGro</text:span><text:span text:style-name="T14">upedData)</text:span></text:p>
            <text:p text:style-name="P18"><text:span text:style-name="T14"><text:s text:c="4"/></text:span><text:span text:style-name="T14">populationVariances.foreach(printl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cala Code</text:p>
          </draw:text-box>
        </draw:frame>
        <draw:frame presentation:style-name="pr4" draw:text-style-name="P17" draw:layer="layout" svg:width="25.2cm" svg:height="9.134cm" svg:x="1.4cm" svg:y="3.8cm" presentation:class="outline">
          <draw:text-box>
            <text:p text:style-name="P17"><text:span text:style-name="T2"><text:s text:c="4"/></text:span><text:span text:style-name="T2">val sampleData = </text:span><text:span text:style-name="T2">populationData.sample(false, 0.25).cache();</text:span></text:p>
            <text:p text:style-name="P17"><text:span text:style-name="T2"/></text:p>
            <text:p text:style-name="P17"><text:span text:style-name="T2"><text:s text:c="4"/></text:span><text:span text:style-name="T2">var i = 0;</text:span></text:p>
            <text:p text:style-name="P17"><text:span text:style-name="T15"><text:s text:c="4"/></text:span><text:span text:style-name="T2">val times = 1000</text:span></text:p>
            <text:p text:style-name="P17"><text:span text:style-name="T2"><text:s text:c="4"/></text:span><text:span text:style-name="T2">var summedVariances = </text:span><text:span text:style-name="T2">populationVariances.map(x =&gt; (x._1, (0.0d, </text:span><text:span text:style-name="T2">0.0d))).collectAsMap()</text:span></text:p>
            <text:p text:style-name="P17"><text:span text:style-name="T2"><text:s text:c="4"/></text:span><text:span text:style-name="T2">for(i &lt;- 0 to times) {</text:span></text:p>
            <text:p text:style-name="P17"><text:span text:style-name="T2"><text:s text:c="6"/></text:span><text:span text:style-name="T2">val resampledData = </text:span><text:span text:style-name="T2">sampleData.sample(true, 1).cache()</text:span></text:p>
            <text:p text:style-name="P17"><text:span text:style-name="T2"><text:s text:c="6"/></text:span><text:span text:style-name="T2">val resampledGroupedData = </text:span><text:span text:style-name="T2">resampledData.groupBy(k =&gt; k.pClass).cache();</text:span></text:p>
            <text:p text:style-name="P17"><text:span text:style-name="T2"><text:s text:c="6"/></text:span><text:span text:style-name="T2">val resampledVariances = </text:span><text:span text:style-name="T2">calculateAverageAgeAndVariances(resampledGrou</text:span><text:span text:style-name="T2">pedData)</text:span></text:p>
            <text:p text:style-name="P17"><text:span text:style-name="T2"><text:s text:c="6"/></text:span><text:span text:style-name="T2">summedVariances = summedVariances.map(v </text:span><text:span text:style-name="T2">=&gt; (v._1, </text:span><text:span text:style-name="T2">( v._2._1+resampledVariances.filter(i =&gt; i._1 </text:span><text:span text:style-name="T2">== </text:span><text:span text:style-name="T2">v._1).first()._2,v._2._2+resampledVariances.f</text:span><text:span text:style-name="T2">ilter(i =&gt; i._1 == v._1).first()._3)))</text:span></text:p>
            <text:p text:style-name="P17"><text:span text:style-name="T2"><text:s text:c="4"/></text:span><text:span text:style-name="T2">}</text:span></text:p>
            <text:p text:style-name="P17"><text:span text:style-name="T2"><text:s text:c="4"/></text:span><text:span text:style-name="T2">summedVariances.mapValues(v =&gt; </text:span><text:span text:style-name="T2">(v._1/times, v._2/times)).foreach(println)</text:span></text:p>
            <text:p text:style-name="P17"><text:span text:style-name="T2"><text:s text:c="2"/></text:span><text:span text:style-name="T2">}</text:span></text:p>
            <text:p text:style-name="P17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t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opulation (class, average, variance)</text:p>
              </text:list-item>
              <text:list-item>
                <text:p>(1,34.431630650173375,348.2386322527073)</text:p>
              </text:list-item>
              <text:list-item>
                <text:p>(2,27.802346570397113,221.98141545230416)</text:p>
              </text:list-item>
              <text:list-item>
                <text:p>(3,17.535966149506347,228.51414283320295)</text:p>
              </text:list-item>
              <text:list-item>
                <text:p>Bootstrap Sample (after 1000 iterations)</text:p>
              </text:list-item>
              <text:list-item>
                <text:p>(1,35.72286671673483,358.6436372251652)</text:p>
              </text:list-item>
              <text:list-item>
                <text:p>(2,27.62105946385741,234.32852453456772)</text:p>
              </text:list-item>
              <text:list-item>
                <text:p>(3,16.015986549287643,217.32105286504594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family-generic="swiss"/>
    <style:font-face style:name="Lucida COnsole" svg:font-family="'Lucida COnsole'" style:font-pitch="fixed"/>
    <style:font-face style:name="Lucida Console" svg:font-family="'Lucida Console'" style:font-pitch="fixed"/>
    <style:font-face style:name="Lucida console" svg:font-family="'Lucida console'" style:font-pitch="fixed"/>
    <style:font-face style:name="Courier New" svg:font-family="'Courier New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Noto Sans Devanagari" style:font-family-asian="'Noto Sans Devanagari'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Noto Sans Devanagari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22:26:09.141074671</meta:creation-date>
    <meta:editing-duration>PT1H32M25S</meta:editing-duration>
    <meta:editing-cycles>17</meta:editing-cycles>
    <meta:generator>LibreOffice/6.0.7.3$Linux_X86_64 LibreOffice_project/00m0$Build-3</meta:generator>
    <dc:title>Bright Blue</dc:title>
    <dc:date>2019-10-21T04:25:52.320865745</dc:date>
    <meta:document-statistic meta:object-count="242"/>
  </office:meta>
</office:document-meta>
</file>